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" manifest:full-path="Object 9/Pictures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2" style:family="graphic" style:parent-style-name="standard">
      <style:graphic-properties draw:stroke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4" style:family="graphic" style:parent-style-name="standard">
      <style:graphic-properties draw:stroke="none" draw:fill="none" draw:fill-color="#ffffff" fo:min-height="1.183cm"/>
    </style:style>
    <style:style style:name="gr5" style:family="graphic" style:parent-style-name="Braket">
      <style:graphic-properties draw:textarea-horizontal-align="center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3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1" style:family="graphic" style:parent-style-name="standard">
      <style:graphic-properties draw:stroke="solid" svg:stroke-width="0.102cm" svg:stroke-color="#000080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1.267cm"/>
    </style:style>
    <style:style style:name="gr13" style:family="graphic" style:parent-style-name="standard">
      <style:graphic-properties draw:stroke="none" svg:stroke-width="0.051cm" svg:stroke-color="#000080" draw:marker-start-width="0.276cm" draw:marker-end-width="0.276cm" draw:fill="none" draw:fill-color="#ffffff" draw:auto-grow-height="true" draw:auto-grow-width="false" fo:max-height="0cm" fo:min-height="2.253cm"/>
    </style:style>
    <style:style style:name="gr14" style:family="graphic" style:parent-style-name="standard">
      <style:graphic-properties draw:stroke="solid" svg:stroke-width="0.051cm" svg:stroke-color="#000080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draw:stroke="none" svg:stroke-width="0.051cm" svg:stroke-color="#000080" draw:marker-start-width="0.276cm" draw:marker-end-width="0.276cm" draw:fill="none" draw:fill-color="#ffffff" draw:auto-grow-height="true" draw:auto-grow-width="false" fo:max-height="0cm" fo:min-height="1.12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pr1" style:family="presentation" style:parent-style-name="WP-title">
      <style:graphic-properties draw:fill-color="#ffffff" draw:auto-grow-height="true" fo:min-height="7.13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fo:min-height="10.873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3.518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5">
      <style:graphic-properties draw:fill-color="#ffffff" draw:auto-grow-height="true" fo:min-height="11.053cm"/>
    </style:style>
    <style:style style:name="pr12" style:family="presentation" style:parent-style-name="Normal1-outline1">
      <style:graphic-properties draw:fill-color="#ffffff" draw:auto-grow-height="true" fo:min-height="11.636cm"/>
    </style:style>
    <style:style style:name="pr13" style:family="presentation" style:parent-style-name="Normal1-notes" style:list-style-name="L11">
      <style:graphic-properties draw:fill-color="#ffffff" draw:auto-grow-height="true" fo:min-height="11.411cm"/>
    </style:style>
    <style:style style:name="pr14" style:family="presentation" style:parent-style-name="Normal1-outline1">
      <style:graphic-properties draw:fill-color="#ffffff" draw:auto-grow-height="true" draw:auto-grow-width="true" fo:min-height="8.525cm"/>
    </style:style>
    <style:style style:name="pr15" style:family="presentation" style:parent-style-name="Normal1-notes" style:list-style-name="L11">
      <style:graphic-properties draw:fill-color="#ffffff" draw:auto-grow-height="true" fo:min-height="11.411cm"/>
    </style:style>
    <style:style style:name="pr16" style:family="presentation" style:parent-style-name="Normal1-notes" style:list-style-name="L11">
      <style:graphic-properties draw:fill-color="#ffffff" draw:auto-grow-height="true" fo:min-height="11.411cm"/>
    </style:style>
    <style:style style:name="pr17" style:family="presentation" style:parent-style-name="Normal1-notes" style:list-style-name="L11">
      <style:graphic-properties draw:fill-color="#ffffff" draw:auto-grow-height="true" fo:min-height="11.411cm"/>
    </style:style>
    <style:style style:name="pr18" style:family="presentation" style:parent-style-name="Normal1-notes" style:list-style-name="L11">
      <style:graphic-properties draw:fill-color="#ffffff" draw:auto-grow-height="true" fo:min-height="11.411cm"/>
    </style:style>
    <style:style style:name="pr19" style:family="presentation" style:parent-style-name="Normal1-notes" style:list-style-name="L11">
      <style:graphic-properties draw:fill-color="#ffffff" draw:auto-grow-height="true" fo:min-height="11.411cm"/>
    </style:style>
    <style:style style:name="pr20" style:family="presentation" style:parent-style-name="Normal1-outline1">
      <style:graphic-properties draw:fill-color="#ffffff" draw:auto-grow-height="true" fo:min-height="13.23cm"/>
    </style:style>
    <style:style style:name="pr21" style:family="presentation" style:parent-style-name="Normal1-notes" style:list-style-name="L11">
      <style:graphic-properties draw:fill-color="#ffffff" draw:auto-grow-height="true" fo:min-height="11.411cm"/>
    </style:style>
    <style:style style:name="pr22" style:family="presentation" style:parent-style-name="Normal1-notes" style:list-style-name="L11">
      <style:graphic-properties draw:fill-color="#ffffff" draw:auto-grow-height="true" fo:min-height="11.411cm"/>
    </style:style>
    <style:style style:name="pr23" style:family="presentation" style:parent-style-name="Normal1-notes" style:list-style-name="L11">
      <style:graphic-properties draw:fill-color="#ffffff" draw:auto-grow-height="true" fo:min-height="11.411cm"/>
    </style:style>
    <style:style style:name="pr24" style:family="presentation" style:parent-style-name="Section-title">
      <style:graphic-properties draw:fill-color="#ffffff" draw:textarea-vertical-align="middle" draw:auto-grow-height="true" fo:min-height="3.503cm"/>
    </style:style>
    <style:style style:name="pr25" style:family="presentation" style:parent-style-name="Section-notes" style:list-style-name="L12">
      <style:graphic-properties draw:fill-color="#ffffff" draw:auto-grow-height="true" fo:min-height="11.431cm"/>
    </style:style>
    <style:style style:name="pr26" style:family="presentation" style:parent-style-name="Normal1-outline1">
      <style:graphic-properties draw:fill-color="#ffffff" draw:auto-grow-height="true" fo:min-height="8.147cm"/>
    </style:style>
    <style:style style:name="pr27" style:family="presentation" style:parent-style-name="Normal1-notes">
      <style:graphic-properties draw:fill-color="#ffffff" fo:min-height="11.411cm"/>
    </style:style>
    <style:style style:name="pr28" style:family="presentation" style:parent-style-name="Normal1-outline1">
      <style:graphic-properties draw:fill-color="#ffffff" draw:auto-grow-height="true" fo:min-height="9.657cm"/>
    </style:style>
    <style:style style:name="pr29" style:family="presentation" style:parent-style-name="Normal1-outline1">
      <style:graphic-properties draw:fill-color="#ffffff" draw:auto-grow-height="true" fo:min-height="8.505cm"/>
    </style:style>
    <style:style style:name="pr30" style:family="presentation" style:parent-style-name="Normal1-outline1">
      <style:graphic-properties draw:fill-color="#ffffff" draw:auto-grow-height="true" fo:min-height="14.225cm"/>
    </style:style>
    <style:style style:name="pr31" style:family="presentation" style:parent-style-name="Normal1-outline1">
      <style:graphic-properties draw:fill-color="#ffffff" draw:auto-grow-height="true" fo:min-height="14.3cm"/>
    </style:style>
    <style:style style:name="pr32" style:family="presentation" style:parent-style-name="Normal1-outline1">
      <style:graphic-properties draw:fill-color="#ffffff" draw:auto-grow-height="true" fo:min-height="11.442cm"/>
    </style:style>
    <style:style style:name="pr33" style:family="presentation" style:parent-style-name="Normal1-outline1">
      <style:graphic-properties draw:fill-color="#ffffff" draw:auto-grow-height="true" fo:min-height="3.43cm"/>
    </style:style>
    <style:style style:name="pr34" style:family="presentation" style:parent-style-name="Normal1-outline1">
      <style:graphic-properties draw:fill-color="#ffffff" draw:auto-grow-height="true" draw:auto-grow-width="true" fo:min-height="9.717cm"/>
    </style:style>
    <style:style style:name="pr35" style:family="presentation" style:parent-style-name="Normal1-outline1">
      <style:graphic-properties draw:fill-color="#ffffff" draw:auto-grow-height="true" fo:min-height="11.464cm"/>
    </style:style>
    <style:style style:name="pr36" style:family="presentation" style:parent-style-name="Normal1-outline1">
      <style:graphic-properties draw:fill-color="#ffffff" draw:auto-grow-height="true" fo:min-height="11.055cm"/>
    </style:style>
    <style:style style:name="pr37" style:family="presentation" style:parent-style-name="Normal1-outline1">
      <style:graphic-properties draw:fill-color="#ffffff" draw:auto-grow-height="true" draw:auto-grow-width="true" fo:min-height="12.22cm"/>
    </style:style>
    <style:style style:name="pr38" style:family="presentation" style:parent-style-name="Normal1-outline1">
      <style:graphic-properties draw:fill-color="#ffffff" draw:auto-grow-height="true" draw:auto-grow-width="true" fo:min-height="13.23cm"/>
    </style:style>
    <style:style style:name="pr39" style:family="presentation" style:parent-style-name="Normal1-outline1">
      <style:graphic-properties draw:fill-color="#ffffff" draw:auto-grow-height="true" draw:auto-grow-width="true" fo:min-height="7.439cm"/>
    </style:style>
    <style:style style:name="pr40" style:family="presentation" style:parent-style-name="Normal1-outline1">
      <style:graphic-properties draw:fill-color="#ffffff" draw:auto-grow-height="true" fo:min-height="10.999cm"/>
    </style:style>
    <style:style style:name="pr41" style:family="presentation" style:parent-style-name="Normal1-outline1">
      <style:graphic-properties draw:fill-color="#ffffff" fo:min-height="10.544cm"/>
    </style:style>
    <style:style style:name="pr42" style:family="presentation" style:parent-style-name="Section-notes" style:list-style-name="L12">
      <style:graphic-properties draw:fill-color="#ffffff" draw:auto-grow-height="true" fo:min-height="11.431cm"/>
    </style:style>
    <style:style style:name="pr43" style:family="presentation" style:parent-style-name="Normal1-outline1">
      <style:graphic-properties draw:fill-color="#ffffff" draw:auto-grow-height="true" draw:auto-grow-width="true" fo:min-height="13.905cm"/>
    </style:style>
    <style:style style:name="pr44" style:family="presentation" style:parent-style-name="Normal1-outline1">
      <style:graphic-properties draw:fill-color="#ffffff" draw:auto-grow-height="true" draw:auto-grow-width="true" fo:min-height="14.972cm"/>
    </style:style>
    <style:style style:name="pr45" style:family="presentation" style:parent-style-name="Normal1-outline1">
      <style:graphic-properties draw:fill-color="#ffffff" draw:auto-grow-height="true" fo:min-height="13.067cm"/>
    </style:style>
    <style:style style:name="pr46" style:family="presentation" style:parent-style-name="Normal1-outline1">
      <style:graphic-properties draw:fill-color="#ffffff" draw:auto-grow-width="true" fo:min-height="13.615cm"/>
    </style:style>
    <style:style style:name="pr47" style:family="presentation" style:parent-style-name="Section-notes" style:list-style-name="L12">
      <style:graphic-properties draw:fill-color="#ffffff" draw:auto-grow-height="true" fo:min-height="11.431cm"/>
    </style:style>
    <style:style style:name="pr48" style:family="presentation" style:parent-style-name="Normal1-outline1">
      <style:graphic-properties draw:fill-color="#ffffff" draw:auto-grow-height="true" fo:min-height="12.062cm"/>
    </style:style>
    <style:style style:name="pr49" style:family="presentation" style:parent-style-name="Normal1-notes" style:list-style-name="L11">
      <style:graphic-properties draw:fill-color="#ffffff" draw:auto-grow-height="true" fo:min-height="11.411cm"/>
    </style:style>
    <style:style style:name="pr50" style:family="presentation" style:parent-style-name="Normal1-outline1">
      <style:graphic-properties draw:fill-color="#ffffff" draw:auto-grow-height="true" fo:min-height="14.252cm"/>
    </style:style>
    <style:style style:name="pr51" style:family="presentation" style:parent-style-name="Normal1-notes" style:list-style-name="L11">
      <style:graphic-properties draw:fill-color="#ffffff" draw:auto-grow-height="true" fo:min-height="11.411cm"/>
    </style:style>
    <style:style style:name="pr52" style:family="presentation" style:parent-style-name="Normal1-outline1">
      <style:graphic-properties draw:fill-color="#ffffff" draw:auto-grow-height="true" fo:min-height="11.527cm"/>
    </style:style>
    <style:style style:name="pr53" style:family="presentation" style:parent-style-name="Normal1-notes" style:list-style-name="L11">
      <style:graphic-properties draw:fill-color="#ffffff" draw:auto-grow-height="true" fo:min-height="11.411cm"/>
    </style:style>
    <style:style style:name="pr54" style:family="presentation" style:parent-style-name="Normal1-outline1">
      <style:graphic-properties draw:fill-color="#ffffff" draw:auto-grow-height="true" fo:min-height="13.944cm"/>
    </style:style>
    <style:style style:name="pr55" style:family="presentation" style:parent-style-name="Normal1-notes" style:list-style-name="L11">
      <style:graphic-properties draw:fill-color="#ffffff" draw:auto-grow-height="true" fo:min-height="11.411cm"/>
    </style:style>
    <style:style style:name="pr56" style:family="presentation" style:parent-style-name="Normal1-outline1">
      <style:graphic-properties draw:fill-color="#ffffff" draw:auto-grow-height="true" fo:min-height="10.719cm"/>
    </style:style>
    <style:style style:name="pr57" style:family="presentation" style:parent-style-name="Normal1-notes" style:list-style-name="L11">
      <style:graphic-properties draw:fill-color="#ffffff" draw:auto-grow-height="true" fo:min-height="11.411cm"/>
    </style:style>
    <style:style style:name="pr58" style:family="presentation" style:parent-style-name="Normal1-outline1">
      <style:graphic-properties draw:fill-color="#ffffff" draw:auto-grow-height="true" draw:auto-grow-width="true" fo:min-height="10.137cm"/>
    </style:style>
    <style:style style:name="pr59" style:family="presentation" style:parent-style-name="Normal1-notes" style:list-style-name="L11">
      <style:graphic-properties draw:fill-color="#ffffff" draw:auto-grow-height="true" fo:min-height="11.411cm"/>
    </style:style>
    <style:style style:name="pr60" style:family="presentation" style:parent-style-name="Normal1-outline1">
      <style:graphic-properties draw:fill-color="#ffffff" draw:auto-grow-height="true" draw:auto-grow-width="true" fo:min-height="13.373cm"/>
    </style:style>
    <style:style style:name="pr61" style:family="presentation" style:parent-style-name="Normal1-notes" style:list-style-name="L11">
      <style:graphic-properties draw:fill-color="#ffffff" draw:auto-grow-height="true" fo:min-height="11.411cm"/>
    </style:style>
    <style:style style:name="pr62" style:family="presentation" style:parent-style-name="Normal1-outline1">
      <style:graphic-properties draw:fill-color="#ffffff" draw:auto-grow-height="true" fo:min-height="5.007cm"/>
    </style:style>
    <style:style style:name="pr63" style:family="presentation" style:parent-style-name="Normal1-notes" style:list-style-name="L11">
      <style:graphic-properties draw:fill-color="#ffffff" draw:auto-grow-height="true" fo:min-height="11.411cm"/>
    </style:style>
    <style:style style:name="pr64" style:family="presentation" style:parent-style-name="Section-notes" style:list-style-name="L12">
      <style:graphic-properties draw:fill-color="#ffffff" draw:auto-grow-height="true" fo:min-height="11.431cm"/>
    </style:style>
    <style:style style:name="pr65" style:family="presentation" style:parent-style-name="Normal1-outline1">
      <style:graphic-properties draw:fill-color="#ffffff" draw:auto-grow-height="true" fo:min-height="13.27cm"/>
    </style:style>
    <style:style style:name="pr66" style:family="presentation" style:parent-style-name="Normal1-outline1" style:list-style-name="L8">
      <style:graphic-properties draw:fill-color="#ffffff" draw:auto-grow-height="true" fo:min-height="14.737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text:enable-numbering="true" fo:margin-left="1.219cm" fo:margin-right="0cm" fo:text-align="start" fo:text-indent="-0.791cm"/>
      <style:text-properties fo:color="#000080" fo:font-size="36pt"/>
    </style:style>
    <style:style style:name="P9" style:family="paragraph">
      <style:paragraph-properties fo:margin-left="0cm" fo:margin-right="0cm" fo:margin-top="0.42cm" fo:margin-bottom="0.35cm" fo:text-indent="0cm"/>
      <style:text-properties fo:font-size="10pt"/>
    </style:style>
    <style:style style:name="P10" style:family="paragraph">
      <style:paragraph-properties fo:margin-left="7.611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4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11" style:family="paragraph">
      <style:paragraph-properties fo:margin-left="7.633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4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P13" style:family="paragraph">
      <style:paragraph-properties fo:margin-left="0cm" fo:margin-right="0cm" fo:text-indent="0cm"/>
      <style:text-properties fo:color="#000080" fo:font-size="32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color="#000080" fo:font-size="28pt"/>
    </style:style>
    <style:style style:name="P16" style:family="paragraph">
      <style:paragraph-properties fo:margin-left="0cm" fo:margin-right="0cm" fo:text-indent="0cm"/>
      <style:text-properties fo:color="#800000" fo:font-size="48pt"/>
    </style:style>
    <style:style style:name="P17" style:family="paragraph">
      <style:paragraph-properties fo:margin-left="0cm" fo:margin-right="0cm" fo:text-indent="0cm">
        <style:tab-stops>
          <style:tab-stop style:position="2.962cm"/>
          <style:tab-stop style:position="6.583cm"/>
        </style:tab-stops>
      </style:paragraph-properties>
    </style:style>
    <style:style style:name="P18" style:family="paragraph">
      <style:paragraph-properties fo:margin-left="0cm" fo:margin-right="0cm" fo:text-indent="0cm">
        <style:tab-stops>
          <style:tab-stop style:position="4.659cm"/>
        </style:tab-stops>
      </style:paragraph-properties>
    </style:style>
    <style:style style:name="P19" style:family="paragraph">
      <style:paragraph-properties fo:margin-left="1.2cm" fo:margin-right="0cm" fo:text-indent="-0.9cm">
        <style:tab-stops>
          <style:tab-stop style:position="5.114cm"/>
        </style:tab-stops>
      </style:paragraph-properties>
    </style:style>
    <style:style style:name="P20" style:family="paragraph">
      <style:paragraph-properties fo:margin-left="1.2cm" fo:margin-right="0cm" fo:text-indent="-0.9cm"/>
      <style:text-properties style:text-underline-style="none"/>
    </style:style>
    <style:style style:name="P21" style:family="paragraph">
      <style:paragraph-properties fo:margin-left="0cm" fo:margin-right="0cm" fo:text-indent="0cm">
        <style:tab-stops>
          <style:tab-stop style:position="6.861cm"/>
        </style:tab-stops>
      </style:paragraph-properties>
    </style:style>
    <style:style style:name="P22" style:family="paragraph">
      <style:paragraph-properties fo:margin-left="1.2cm" fo:margin-right="0cm" fo:text-indent="-0.9cm">
        <style:tab-stops>
          <style:tab-stop style:position="6.861cm"/>
        </style:tab-stops>
      </style:paragraph-properties>
    </style:style>
    <style:style style:name="P23" style:family="paragraph">
      <style:paragraph-properties fo:margin-left="0cm" fo:margin-right="0cm" fo:text-indent="0cm">
        <style:tab-stops>
          <style:tab-stop style:position="6.5cm"/>
          <style:tab-stop style:position="9.457cm"/>
          <style:tab-stop style:position="12.695cm"/>
        </style:tab-stops>
      </style:paragraph-properties>
    </style:style>
    <style:style style:name="P24" style:family="paragraph">
      <style:paragraph-properties fo:margin-left="0cm" fo:margin-right="0cm" fo:text-indent="0cm">
        <style:tab-stops>
          <style:tab-stop style:position="6.594cm"/>
          <style:tab-stop style:position="9.457cm"/>
          <style:tab-stop style:position="12.695cm"/>
        </style:tab-stops>
      </style:paragraph-properties>
    </style:style>
    <style:style style:name="P25" style:family="paragraph">
      <style:paragraph-properties fo:margin-left="0cm" fo:margin-right="0cm" fo:text-indent="0cm">
        <style:tab-stops>
          <style:tab-stop style:position="6.289cm"/>
          <style:tab-stop style:position="9.48cm"/>
        </style:tab-stops>
      </style:paragraph-properties>
    </style:style>
    <style:style style:name="P26" style:family="paragraph">
      <style:paragraph-properties fo:margin-left="0cm" fo:margin-right="0cm" fo:text-indent="0cm">
        <style:tab-stops>
          <style:tab-stop style:position="6.571cm"/>
          <style:tab-stop style:position="9.48cm"/>
        </style:tab-stops>
      </style:paragraph-properties>
    </style:style>
    <style:style style:name="P27" style:family="paragraph">
      <style:paragraph-properties fo:margin-left="0cm" fo:margin-right="0cm" fo:text-indent="0cm">
        <style:tab-stops>
          <style:tab-stop style:position="8.542cm"/>
          <style:tab-stop style:position="15.699cm" style:type="center"/>
        </style:tab-stops>
      </style:paragraph-properties>
    </style:style>
    <style:style style:name="P28" style:family="paragraph">
      <style:paragraph-properties fo:margin-left="0cm" fo:margin-right="0cm" fo:text-indent="0cm">
        <style:tab-stops>
          <style:tab-stop style:position="10.208cm" style:type="center"/>
        </style:tab-stops>
      </style:paragraph-properties>
    </style:style>
    <style:style style:name="P29" style:family="paragraph">
      <style:paragraph-properties fo:margin-left="0cm" fo:margin-right="0cm" fo:text-indent="0cm">
        <style:tab-stops>
          <style:tab-stop style:position="3.59cm"/>
          <style:tab-stop style:position="9.316cm"/>
        </style:tab-stops>
      </style:paragraph-properties>
    </style:style>
    <style:style style:name="P30" style:family="paragraph">
      <style:paragraph-properties fo:margin-left="0cm" fo:margin-right="0cm" fo:text-indent="0cm">
        <style:tab-stops>
          <style:tab-stop style:position="6.172cm"/>
        </style:tab-stops>
      </style:paragraph-properties>
    </style:style>
    <style:style style:name="P31" style:family="paragraph">
      <style:paragraph-properties fo:margin-left="1.2cm" fo:margin-right="0cm" fo:text-indent="-0.9cm">
        <style:tab-stops>
          <style:tab-stop style:position="6.172cm"/>
        </style:tab-stops>
      </style:paragraph-properties>
    </style:style>
    <style:style style:name="P32" style:family="paragraph">
      <style:paragraph-properties fo:margin-left="0cm" fo:margin-right="0cm" fo:text-indent="0cm">
        <style:tab-stops>
          <style:tab-stop style:position="10.208cm"/>
        </style:tab-stops>
      </style:paragraph-properties>
    </style:style>
    <style:style style:name="P33" style:family="paragraph">
      <style:paragraph-properties fo:margin-left="1.2cm" fo:margin-right="0cm" fo:margin-top="0cm" fo:margin-bottom="0cm" fo:text-indent="-1.197cm"/>
    </style:style>
    <style:style style:name="P34" style:family="paragraph">
      <style:paragraph-properties fo:margin-left="0cm" fo:margin-right="0cm" fo:margin-top="0cm" fo:margin-bottom="0cm" fo:text-indent="0cm"/>
    </style:style>
    <style:style style:name="P35" style:family="paragraph">
      <style:paragraph-properties text:enable-numbering="false" fo:margin-left="1.2cm" fo:margin-right="0cm" fo:margin-top="0cm" fo:margin-bottom="0cm" fo:text-indent="-1.197cm"/>
      <style:text-properties fo:color="#000080" fo:font-family="'Courier New'" style:font-pitch="fixed" fo:font-size="17pt"/>
    </style:style>
    <style:style style:name="P36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language="pl" fo:country="PL"/>
    </style:style>
    <style:style style:name="T6" style:family="text">
      <style:text-properties fo:font-size="28pt"/>
    </style:style>
    <style:style style:name="T7" style:family="text">
      <style:text-properties fo:color="#000080" fo:font-size="36pt"/>
    </style:style>
    <style:style style:name="T8" style:family="text">
      <style:text-properties fo:color="#800000" fo:font-size="36pt"/>
    </style:style>
    <style:style style:name="T9" style:family="text">
      <style:text-properties fo:color="#800000" fo:font-style="italic"/>
    </style:style>
    <style:style style:name="T10" style:family="text">
      <style:text-properties fo:font-family="'Courier New'" style:font-pitch="fixe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800000" fo:font-family="'Courier New'" style:font-pitch="fixed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size="28pt" style:font-size-asian="28pt" style:font-size-complex="28pt"/>
    </style:style>
    <style:style style:name="T15" style:family="text">
      <style:text-properties style:text-position="0% 100%" fo:font-size="28pt" style:font-size-asian="28pt" style:font-size-complex="28pt"/>
    </style:style>
    <style:style style:name="T16" style:family="text">
      <style:text-properties fo:color="#800000" style:text-position="0% 100%" fo:font-size="28pt" fo:font-style="italic" style:font-size-asian="28pt" style:font-size-complex="28pt"/>
    </style:style>
    <style:style style:name="T17" style:family="text">
      <style:text-properties style:text-position="0% 100%" fo:font-size="32pt" style:font-size-asian="28pt" style:font-size-complex="28pt"/>
    </style:style>
    <style:style style:name="T18" style:family="text">
      <style:text-properties style:text-position="sub 58%" fo:font-size="28pt" style:font-size-asian="28pt" style:font-size-complex="28pt"/>
    </style:style>
    <style:style style:name="T19" style:family="text">
      <style:text-properties style:text-position="sub 58%"/>
    </style:style>
    <style:style style:name="T20" style:family="text">
      <style:text-properties style:text-position="sub 58%" fo:font-size="32pt" style:font-size-asian="28pt" style:font-size-complex="28pt"/>
    </style:style>
    <style:style style:name="T21" style:family="text">
      <style:text-properties fo:color="#000080" fo:font-size="32pt"/>
    </style:style>
    <style:style style:name="T22" style:family="text">
      <style:text-properties style:text-position="0% 100%" fo:font-size="32pt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23" style:family="text">
      <style:text-properties style:text-position="0% 100%" fo:font-size="28pt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24" style:family="text">
      <style:text-properties style:text-position="0% 100%" fo:font-family="Arial" style:font-style-name="Regular" style:font-family-generic="swiss" style:font-pitch="variable" fo:font-size="32pt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25" style:family="text">
      <style:text-properties fo:color="#800000" style:text-position="0% 100%" fo:font-family="Arial" style:font-style-name="Regular" style:font-family-generic="swiss" style:font-pitch="variable" fo:font-size="28pt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26" style:family="text">
      <style:text-properties style:text-position="0% 100%" fo:font-family="Arial" style:font-style-name="Regular" style:font-family-generic="swiss" style:font-pitch="variable" fo:font-size="28pt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27" style:family="text">
      <style:text-properties style:text-position="0% 100%" fo:font-family="Arial" style:font-family-generic="swiss" style:font-pitch="variable" fo:font-size="28pt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28" style:family="text">
      <style:text-properties fo:color="#000080" fo:font-size="28pt"/>
    </style:style>
    <style:style style:name="T29" style:family="text">
      <style:text-properties fo:color="#800000" fo:font-size="48pt"/>
    </style:style>
    <style:style style:name="T30" style:family="text">
      <style:text-properties fo:color="#800000"/>
    </style:style>
    <style:style style:name="T31" style:family="text">
      <style:text-properties fo:font-style="italic"/>
    </style:style>
    <style:style style:name="T32" style:family="text">
      <style:text-properties style:text-position="super 58%" fo:font-style="italic"/>
    </style:style>
    <style:style style:name="T33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4" style:family="text">
      <style:text-properties fo:font-family="Arial" style:font-style-name="Regular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5" style:family="text">
      <style:text-properties style:text-underline-style="none"/>
    </style:style>
    <style:style style:name="T36" style:family="text">
      <style:text-properties fo:font-family="'Courier New'" style:font-pitch="fixed" style:text-underline-style="none"/>
    </style:style>
    <style:style style:name="T37" style:family="text">
      <style:text-properties fo:font-family="'Courier New'" style:font-pitch="fixed" fo:font-style="italic"/>
    </style:style>
    <style:style style:name="T38" style:family="text">
      <style:text-properties style:text-position="sub 58%" fo:font-family="'Courier New'" style:font-pitch="fixed"/>
    </style:style>
    <style:style style:name="T39" style:family="text">
      <style:text-properties fo:color="#000080" fo:font-family="'Courier New'" style:font-pitch="fixed" fo:font-size="17pt"/>
    </style:style>
    <style:style style:name="T40" style:family="text">
      <style:text-properties fo:color="#000080" fo:font-family="'Courier New'" style:font-pitch="fixed" fo:font-size="17pt" fo:font-weight="bold"/>
    </style:style>
    <style:style style:name="T41" style:family="text">
      <style:text-properties fo:color="#000080" fo:font-family="'Courier New'" style:font-pitch="fixed" fo:font-size="17pt" fo:font-weight="normal"/>
    </style:style>
    <text:list-style style:name="L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7.011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7.03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00000001C00000020D876C24E.gif" xlink:type="simple" xlink:show="embed" xlink:actuate="onLoad">
        <style:list-level-properties text:space-before="0.003cm" text:min-label-width="1.197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4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/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138cm" svg:x="9.665cm" svg:y="3.791cm" presentation:class="title" presentation:user-transformed="true">
          <draw:text-box>
            <text:p text:style-name="P1"><text:span text:style-name="T1">Programowanie komputerów I</text:span><text:span text:style-name="T2"><text:line-break/></text:span><text:span text:style-name="T3"><text:line-break/></text:span><text:span text:style-name="T4">Podstawowe struktury danych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5.477cm" svg:height="3.507cm" svg:x="1.89cm" svg:y="0.643cm" presentation:class="title" presentation:user-transformed="true">
          <draw:text-box>
            <text:p text:style-name="P4">Agenda</text:p>
          </draw:text-box>
        </draw:frame>
        <draw:frame presentation:style-name="pr4" draw:text-style-name="P5" draw:layer="layout" svg:width="10.105cm" svg:height="10.873cm" svg:x="9.339cm" svg:y="7.128cm" presentation:class="outline" presentation:user-transformed="true">
          <draw:text-box>
            <text:list text:style-name="L3">
              <text:list-item>
                <text:p text:id="id1" text:style-name="P4">Cel(e) wykładu</text:p>
              </text:list-item>
              <text:list-item>
                <text:p text:id="id2" text:style-name="P4">Logika Boole'a</text:p>
              </text:list-item>
              <text:list-item>
                <text:p text:id="id3" text:style-name="P4">Liczby</text:p>
              </text:list-item>
              <text:list-item>
                <text:p text:id="id4" text:style-name="P4">Znaki</text:p>
              </text:list-item>
              <text:list-item>
                <text:p text:id="id5" text:style-name="P4">Operatory</text:p>
              </text:list-item>
              <text:list-item>
                <text:p text:id="id6" text:style-name="P4">Podsumowani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" anim:sub-item="text" smil:attributeName="visibility" smil:to="visible"/>
                  <anim:transitionFilter smil:dur="0.1s" smil:targetElement="id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" anim:sub-item="text" smil:attributeName="visibility" smil:to="visible"/>
                  <anim:transitionFilter smil:dur="0.1s" smil:targetElement="id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3" anim:sub-item="text" smil:attributeName="visibility" smil:to="visible"/>
                  <anim:transitionFilter smil:dur="0.1s" smil:targetElement="id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4" anim:sub-item="text" smil:attributeName="visibility" smil:to="visible"/>
                  <anim:transitionFilter smil:dur="0.1s" smil:targetElement="id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5" anim:sub-item="text" smil:attributeName="visibility" smil:to="visible"/>
                  <anim:transitionFilter smil:dur="0.1s" smil:targetElement="id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6" anim:sub-item="text" smil:attributeName="visibility" smil:to="visible"/>
                  <anim:transitionFilter smil:dur="0.1s" smil:targetElement="id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Cel(e) wykładu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Fundamental Concept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Przegląd wykładu</text:p>
          </draw:text-box>
        </draw:frame>
        <draw:rect draw:style-name="gr1" draw:id="id7" draw:layer="layout" svg:width="17.439cm" svg:height="1.731cm" svg:x="5.913cm" svg:y="8.013cm" draw:corner-radius="0.5cm">
          <text:p text:style-name="P4"/>
        </draw:rect>
        <draw:frame presentation:style-name="pr9" draw:text-style-name="P5" draw:layer="layout" svg:width="20.73cm" svg:height="13.518cm" svg:x="5.615cm" svg:y="6.538cm" presentation:class="outline" presentation:user-transformed="true">
          <draw:text-box>
            <text:list text:style-name="L3">
              <text:list-item>
                <text:p text:style-name="P4">1: Wprowadzenie</text:p>
              </text:list-item>
              <text:list-item>
                <text:p text:style-name="P4">2: Podstawowe struktury danych &amp; instrukcje</text:p>
              </text:list-item>
              <text:list-item>
                <text:p text:style-name="P4">3: Programowanie <text:span text:style-name="T5">obiektowe</text:span> I</text:p>
              </text:list-item>
              <text:list-item>
                <text:p text:style-name="P4">4: Programowanie <text:span text:style-name="T5">obiektowe</text:span> II</text:p>
              </text:list-item>
              <text:list-item>
                <text:p text:style-name="P4">5: Programowanie <text:span text:style-name="T5">obiektowe</text:span> <text:s/>III</text:p>
              </text:list-item>
              <text:list-item>
                <text:p text:style-name="P4">6: Zaawansowane struktury danych</text:p>
              </text:list-item>
              <text:list-item>
                <text:p text:style-name="P4">7: Wątki &amp; Wyjątki</text:p>
              </text:list-item>
            </text:list>
          </draw:text-box>
        </draw:frame>
        <draw:rect draw:style-name="gr2" draw:text-style-name="P6" draw:layer="layout" svg:width="13.114cm" svg:height="1.432cm" draw:transform="rotate (1.5707963267946) translate (4.22cm 19.602cm)">
          <text:p text:style-name="P4"><text:span text:style-name="T6">Podstawowe pojęcia</text:span></text:p>
        </draw:rect>
        <draw:frame draw:style-name="gr3" draw:text-style-name="P4" draw:layer="layout" svg:width="1.196cm" svg:height="6.953cm" svg:x="0cm" svg:y="14.049cm">
          <draw:text-box>
            <text:p text:style-name="P4">C</text:p>
            <text:p text:style-name="P4">E</text:p>
            <text:p text:style-name="P4">L</text:p>
            <text:p text:style-name="P4">E</text:p>
            <text:p text:style-name="P4"/>
            <text:p text:style-name="P4">W</text:p>
            <text:p text:style-name="P4">Y</text:p>
            <text:p text:style-name="P4">K</text:p>
            <text:p text:style-name="P4">Ł</text:p>
            <text:p text:style-name="P4">A</text:p>
            <text:p text:style-name="P4">D</text:p>
            <text:p text:style-name="P4">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" smil:attributeName="visibility" smil:to="visible"/>
                  <anim:transitionFilter smil:dur="1s" smil:targetElement="id7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office:forms form:automatic-focus="false" form:apply-design-mode="false"/>
        <draw:frame presentation:style-name="pr8" draw:text-style-name="P4" draw:layer="layout" svg:width="25.535cm" svg:height="3.507cm" svg:x="1.832cm" svg:y="0.643cm" presentation:class="title" presentation:user-transformed="true">
          <draw:text-box>
            <text:p text:style-name="P4">Cel dzisiejszego wykładu</text:p>
          </draw:text-box>
        </draw:frame>
        <draw:g>
          <draw:frame presentation:style-name="pr11" draw:text-style-name="P8" draw:layer="layout" svg:width="10.664cm" svg:height="11.053cm" svg:x="9.119cm" svg:y="7.157cm">
            <draw:text-box>
              <text:list text:style-name="L5">
                <text:list-item>
                  <text:p text:style-name="P7"><text:span text:style-name="T7">Wprowadzić</text:span><text:span text:style-name="T7"><text:line-break/></text:span><text:span text:style-name="T8">logikę Boole'a</text:span></text:p>
                </text:list-item>
                <text:list-item>
                  <text:p text:style-name="P7"><text:span text:style-name="T7">Przedstawić</text:span><text:span text:style-name="T7"><text:line-break/></text:span><text:span text:style-name="T8">podstawowe struktury danych</text:span></text:p>
                </text:list-item>
              </text:list>
            </draw:text-box>
          </draw:frame>
          <draw:frame draw:style-name="gr4" draw:text-style-name="P9" draw:layer="layout" svg:width="0.002cm" svg:height="1.183cm" svg:x="14.45cm" svg:y="11.887cm">
            <draw:text-box>
              <text:p/>
            </draw:text-box>
          </draw:frame>
          <draw:polyline draw:style-name="gr5" draw:layer="layout" svg:width="11.065cm" svg:height="1.057cm" svg:x="8.918cm" svg:y="7.865cm" svg:viewBox="0 0 11066 1058" draw:points="0,1058 0,0 11066,0 11066,969">
            <text:p/>
          </draw:polyline>
          <draw:polyline draw:style-name="gr5" draw:layer="layout" svg:width="11.065cm" svg:height="1.057cm" draw:transform="rotate (3.1415926535892) translate (19.9840000000069cm 17.585cm)" svg:viewBox="0 0 11066 1058" draw:points="11066,-34112 11066,-35170 0,-35170 0,-34201">
            <text:p/>
          </draw:polyline>
        </draw:g>
        <draw:frame draw:style-name="gr3" draw:text-style-name="P4" draw:layer="layout" svg:width="1.196cm" svg:height="6.953cm" svg:x="0cm" svg:y="14.049cm">
          <draw:text-box>
            <text:p text:style-name="P4">C</text:p>
            <text:p text:style-name="P4">E</text:p>
            <text:p text:style-name="P4">L</text:p>
            <text:p text:style-name="P4">E</text:p>
            <text:p text:style-name="P4"/>
            <text:p text:style-name="P4">W</text:p>
            <text:p text:style-name="P4">Y</text:p>
            <text:p text:style-name="P4">K</text:p>
            <text:p text:style-name="P4">Ł</text:p>
            <text:p text:style-name="P4">A</text:p>
            <text:p text:style-name="P4">D</text:p>
            <text:p text:style-name="P4">U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Boolean logic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Logika Boole'a</text:p>
          </draw:text-box>
        </draw:frame>
        <presentation:notes draw:style-name="dp2">
          <draw:page-thumbnail draw:layer="layout" svg:width="12.7cm" svg:height="9.525cm" svg:x="4.175cm" svg:y="3.005cm" draw:page-number="6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To be or not to b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To Be or Not to Be</text:p>
          </draw:text-box>
        </draw:frame>
        <draw:frame presentation:style-name="pr12" draw:text-style-name="P5" draw:layer="layout" svg:width="14.508cm" svg:height="11.636cm" svg:x="6.857cm" svg:y="6.638cm" presentation:class="outline" presentation:user-transformed="true">
          <draw:text-box>
            <text:list text:style-name="L3">
              <text:list-item>
                <text:p text:id="id8" text:style-name="P4">George Boole, 1815-1864</text:p>
              </text:list-item>
              <text:list-item>
                <text:p text:id="id9" text:style-name="P4">Dwie wartości</text:p>
                <text:list>
                  <text:list-item>
                    <text:p text:id="id10" text:style-name="P4">0<text:tab/><text:span text:style-name="T9">fałsz (false)</text:span></text:p>
                  </text:list-item>
                  <text:list-item>
                    <text:p text:id="id11" text:style-name="P4">1<text:tab/><text:span text:style-name="T9">prawda (true)</text:span></text:p>
                  </text:list-item>
                </text:list>
              </text:list-item>
              <text:list-item>
                <text:p text:id="id12" text:style-name="P4">Pojęcie <text:span text:style-name="T9">bitu</text:span></text:p>
              </text:list-item>
              <text:list-item>
                <text:p text:id="id13" text:style-name="P4">W Javie, typ <text:span text:style-name="T10">boolean</text:span></text:p>
              </text:list-item>
              <text:list-item>
                <text:p text:id="id14" text:style-name="P4">Logika Boole'a</text:p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L</text:p>
            <text:p text:style-name="P4">O</text:p>
            <text:p text:style-name="P4">G</text:p>
            <text:p text:style-name="P4">I</text:p>
            <text:p text:style-name="P4">K</text:p>
            <text:p text:style-name="P4">A</text:p>
            <text:p text:style-name="P4"/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'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" anim:sub-item="text" smil:attributeName="visibility" smil:to="visible"/>
                  <anim:transitionFilter smil:dur="1s" smil:targetElement="id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" anim:sub-item="text" smil:attributeName="visibility" smil:to="visible"/>
                  <anim:transitionFilter smil:dur="1s" smil:targetElement="id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" anim:sub-item="text" smil:attributeName="visibility" smil:to="visible"/>
                  <anim:transitionFilter smil:dur="1s" smil:targetElement="id1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" anim:sub-item="text" smil:attributeName="visibility" smil:to="visible"/>
                  <anim:transitionFilter smil:dur="1s" smil:targetElement="id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" anim:sub-item="text" smil:attributeName="visibility" smil:to="visible"/>
                  <anim:transitionFilter smil:dur="1s" smil:targetElement="id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" anim:sub-item="text" smil:attributeName="visibility" smil:to="visible"/>
                  <anim:transitionFilter smil:dur="1s" smil:targetElement="id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" anim:sub-item="text" smil:attributeName="visibility" smil:to="visible"/>
                  <anim:transitionFilter smil:dur="1s" smil:targetElement="id1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7" presentation:class="page"/>
          <draw:frame presentation:style-name="pr13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ogic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477cm" svg:height="3.507cm" svg:x="1.89cm" svg:y="0.643cm" presentation:class="title" presentation:user-transformed="true">
          <draw:text-box>
            <text:p text:style-name="P4">Logika Boole'a</text:p>
          </draw:text-box>
        </draw:frame>
        <draw:frame presentation:style-name="pr14" draw:text-style-name="P5" draw:layer="layout" svg:width="10.676cm" svg:height="8.525cm" svg:x="9.29cm" svg:y="8.138cm" presentation:class="outline" presentation:user-transformed="true">
          <draw:text-box>
            <text:list text:style-name="L3">
              <text:list-item>
                <text:p text:style-name="P4">Operatory logiczne</text:p>
                <text:list>
                  <text:list-item>
                    <text:p text:style-name="P4">AND</text:p>
                  </text:list-item>
                  <text:list-item>
                    <text:p text:style-name="P4">OR</text:p>
                  </text:list-item>
                  <text:list-item>
                    <text:p text:style-name="P4">NOT</text:p>
                  </text:list-item>
                  <text:list-item>
                    <text:p text:style-name="P4">XOR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L</text:p>
            <text:p text:style-name="P4">O</text:p>
            <text:p text:style-name="P4">G</text:p>
            <text:p text:style-name="P4">I</text:p>
            <text:p text:style-name="P4">K</text:p>
            <text:p text:style-name="P4">A</text:p>
            <text:p text:style-name="P4"/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'</text:p>
            <text:p text:style-name="P4">A</text:p>
          </draw:text-box>
        </draw:frame>
        <presentation:notes draw:style-name="dp2">
          <draw:page-thumbnail draw:style-name="gr7" draw:layer="layout" svg:width="13.705cm" svg:height="10.279cm" svg:x="3.641cm" svg:y="2.853cm" draw:page-number="8" presentation:class="page"/>
          <draw:frame presentation:style-name="pr15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ND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Operator AND</text:p>
          </draw:text-box>
        </draw:frame>
        <draw:frame draw:style-name="gr8" draw:layer="layout" svg:width="12.428cm" svg:height="7.324cm" svg:x="9.445cm" svg:y="9.46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4" draw:layer="layout" svg:width="1.196cm" svg:height="6.938cm" svg:x="0cm" svg:y="14.068cm">
          <draw:text-box>
            <text:p text:style-name="P4">L</text:p>
            <text:p text:style-name="P4">O</text:p>
            <text:p text:style-name="P4">G</text:p>
            <text:p text:style-name="P4">I</text:p>
            <text:p text:style-name="P4">K</text:p>
            <text:p text:style-name="P4">A</text:p>
            <text:p text:style-name="P4"/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'</text:p>
            <text:p text:style-name="P4">A</text:p>
          </draw:text-box>
        </draw:frame>
        <presentation:notes draw:style-name="dp2">
          <draw:page-thumbnail draw:style-name="gr7" draw:layer="layout" svg:width="13.705cm" svg:height="10.279cm" svg:x="3.641cm" svg:y="2.853cm" draw:page-number="9" presentation:class="page"/>
          <draw:frame presentation:style-name="pr16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R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Operator OR</text:p>
          </draw:text-box>
        </draw:frame>
        <draw:frame draw:style-name="gr8" draw:layer="layout" svg:width="12.428cm" svg:height="7.324cm" svg:x="9.488cm" svg:y="9.46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4" draw:layer="layout" svg:width="1.196cm" svg:height="6.938cm" svg:x="0cm" svg:y="14.068cm">
          <draw:text-box>
            <text:p text:style-name="P4">L</text:p>
            <text:p text:style-name="P4">O</text:p>
            <text:p text:style-name="P4">G</text:p>
            <text:p text:style-name="P4">I</text:p>
            <text:p text:style-name="P4">K</text:p>
            <text:p text:style-name="P4">A</text:p>
            <text:p text:style-name="P4"/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'</text:p>
            <text:p text:style-name="P4">A</text:p>
          </draw:text-box>
        </draw:frame>
        <presentation:notes draw:style-name="dp2">
          <draw:page-thumbnail draw:style-name="gr7" draw:layer="layout" svg:width="13.705cm" svg:height="10.279cm" svg:x="3.641cm" svg:y="2.853cm" draw:page-number="10" presentation:class="page"/>
          <draw:frame presentation:style-name="pr17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NOT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Operator NOT</text:p>
          </draw:text-box>
        </draw:frame>
        <draw:frame draw:style-name="gr8" draw:layer="layout" svg:width="12.428cm" svg:height="7.324cm" svg:x="9.488cm" svg:y="9.46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4" draw:layer="layout" svg:width="1.196cm" svg:height="6.938cm" svg:x="0cm" svg:y="14.068cm">
          <draw:text-box>
            <text:p text:style-name="P4">L</text:p>
            <text:p text:style-name="P4">O</text:p>
            <text:p text:style-name="P4">G</text:p>
            <text:p text:style-name="P4">I</text:p>
            <text:p text:style-name="P4">K</text:p>
            <text:p text:style-name="P4">A</text:p>
            <text:p text:style-name="P4"/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'</text:p>
            <text:p text:style-name="P4">A</text:p>
          </draw:text-box>
        </draw:frame>
        <presentation:notes draw:style-name="dp2">
          <draw:page-thumbnail draw:style-name="gr7" draw:layer="layout" svg:width="13.705cm" svg:height="10.279cm" svg:x="3.641cm" svg:y="2.853cm" draw:page-number="11" presentation:class="page"/>
          <draw:frame presentation:style-name="pr18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XOR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477cm" svg:height="3.507cm" svg:x="1.89cm" svg:y="0.643cm" presentation:class="title" presentation:user-transformed="true">
          <draw:text-box>
            <text:p text:style-name="P4">Operator XOR</text:p>
          </draw:text-box>
        </draw:frame>
        <draw:frame draw:style-name="gr8" draw:layer="layout" svg:width="12.428cm" svg:height="7.324cm" svg:x="9.488cm" svg:y="9.46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4" draw:layer="layout" svg:width="1.196cm" svg:height="6.938cm" svg:x="0cm" svg:y="14.068cm">
          <draw:text-box>
            <text:p text:style-name="P4">L</text:p>
            <text:p text:style-name="P4">O</text:p>
            <text:p text:style-name="P4">G</text:p>
            <text:p text:style-name="P4">I</text:p>
            <text:p text:style-name="P4">K</text:p>
            <text:p text:style-name="P4">A</text:p>
            <text:p text:style-name="P4"/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'</text:p>
            <text:p text:style-name="P4">A</text:p>
          </draw:text-box>
        </draw:frame>
        <presentation:notes draw:style-name="dp2">
          <draw:page-thumbnail draw:style-name="gr7" draw:layer="layout" svg:width="13.705cm" svg:height="10.279cm" svg:x="3.641cm" svg:y="2.853cm" draw:page-number="12" presentation:class="page"/>
          <draw:frame presentation:style-name="pr1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asic logical operator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35cm" svg:height="3.507cm" svg:x="1.832cm" svg:y="0.643cm" presentation:class="title" presentation:user-transformed="true">
          <draw:text-box>
            <text:p text:style-name="P4">Podstawowe operatory logiczne</text:p>
          </draw:text-box>
        </draw:frame>
        <draw:frame presentation:style-name="pr20" draw:text-style-name="P5" draw:layer="layout" svg:width="16.901cm" svg:height="13.674cm" svg:x="6.482cm" svg:y="5.838cm" presentation:class="outline" presentation:user-transformed="true">
          <draw:text-box>
            <text:list text:style-name="L3">
              <text:list-item>
                <text:p text:id="id15" text:style-name="P4">Podstawowe operatory</text:p>
                <text:list>
                  <text:list-item>
                    <text:p text:id="id16" text:style-name="P4">AND</text:p>
                  </text:list-item>
                  <text:list-item>
                    <text:p text:id="id17" text:style-name="P4">OR</text:p>
                  </text:list-item>
                  <text:list-item>
                    <text:p text:id="id18" text:style-name="P4">NOT</text:p>
                  </text:list-item>
                </text:list>
              </text:list-item>
              <text:list-item>
                <text:p text:id="id19" text:style-name="P4">Inne operatory są połączeniem podstawowych</text:p>
                <text:list>
                  <text:list-item>
                    <text:p text:id="id20" text:style-name="P4">XOR(A,B) = <text:line-break/><text:tab/><text:tab/><text:tab/><text:tab/><text:tab/>(NOT(A) AND B) <text:line-break/><text:tab/><text:tab/><text:tab/><text:tab/><text:tab/><text:tab/><text:tab/>OR <text:line-break/><text:tab/><text:tab/><text:tab/><text:tab/><text:tab/>(A AND NOT(B))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L</text:p>
            <text:p text:style-name="P4">O</text:p>
            <text:p text:style-name="P4">G</text:p>
            <text:p text:style-name="P4">I</text:p>
            <text:p text:style-name="P4">K</text:p>
            <text:p text:style-name="P4">A</text:p>
            <text:p text:style-name="P4"/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'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" anim:sub-item="text" smil:attributeName="visibility" smil:to="visible"/>
                  <anim:transitionFilter smil:dur="1s" smil:targetElement="id1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6" anim:sub-item="text" smil:attributeName="visibility" smil:to="visible"/>
                  <anim:transitionFilter smil:dur="1s" smil:targetElement="id1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" anim:sub-item="text" smil:attributeName="visibility" smil:to="visible"/>
                  <anim:transitionFilter smil:dur="1s" smil:targetElement="id1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3" presentation:class="page"/>
          <draw:frame presentation:style-name="pr21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Java Sty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W Javie</text:p>
          </draw:text-box>
        </draw:frame>
        <draw:frame draw:style-name="gr8" draw:layer="layout" svg:width="15.931cm" svg:height="13.777cm" svg:x="7.937cm" svg:y="6.01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4" draw:layer="layout" svg:width="1.196cm" svg:height="6.938cm" svg:x="0cm" svg:y="14.068cm">
          <draw:text-box>
            <text:p text:style-name="P4">L</text:p>
            <text:p text:style-name="P4">O</text:p>
            <text:p text:style-name="P4">G</text:p>
            <text:p text:style-name="P4">I</text:p>
            <text:p text:style-name="P4">K</text:p>
            <text:p text:style-name="P4">A</text:p>
            <text:p text:style-name="P4"/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'</text:p>
            <text:p text:style-name="P4">A</text:p>
          </draw:text-box>
        </draw:frame>
        <presentation:notes draw:style-name="dp2">
          <draw:page-thumbnail draw:style-name="gr7" draw:layer="layout" svg:width="13.705cm" svg:height="10.279cm" svg:x="3.641cm" svg:y="2.853cm" draw:page-number="14" presentation:class="page"/>
          <draw:frame presentation:style-name="pr22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valuation vs Optimized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Ewaluacja <text:span text:style-name="T11">vs</text:span> zoptymalizowane</text:p>
          </draw:text-box>
        </draw:frame>
        <draw:frame presentation:style-name="pr20" draw:text-style-name="P5" draw:layer="layout" svg:width="25.285cm" svg:height="13.23cm" svg:x="1.882cm" svg:y="5.838cm" presentation:class="outline" presentation:user-transformed="true">
          <draw:text-box>
            <text:list text:style-name="L3">
              <text:list-item>
                <text:p text:id="id21" text:style-name="P4">Ewaluacja</text:p>
                <text:list>
                  <text:list-item>
                    <text:p text:id="id22" text:style-name="P4">Każdy termin jest ewaluowany</text:p>
                  </text:list-item>
                </text:list>
              </text:list-item>
            </text:list>
            <text:p text:id="id23" text:style-name="P10"><text:span text:style-name="T10">false &amp; true</text:span></text:p>
            <text:p text:id="id24" text:style-name="P11"><text:span text:style-name="T10">true <text:s/>| false</text:span></text:p>
            <text:list text:continue-numbering="true" text:style-name="L3">
              <text:list-item>
                <text:p text:id="id25" text:style-name="P4">Zoptymalizowane</text:p>
                <text:list>
                  <text:list-item>
                    <text:p text:id="id26" text:style-name="P4">Jeżeli pierwszy termin pozwala ustalić wynik, drugi termin nie jest brany pod uwagi</text:p>
                  </text:list-item>
                </text:list>
              </text:list-item>
            </text:list>
            <text:p text:id="id27" text:style-name="P10"><text:span text:style-name="T10">false &amp;&amp; </text:span><text:span text:style-name="T12">true</text:span></text:p>
            <text:p text:id="id28" text:style-name="P10"><text:span text:style-name="T10">true <text:s/>|| </text:span><text:span text:style-name="T12">false</text:span></text:p>
          </draw:text-box>
        </draw:frame>
        <draw:frame draw:style-name="gr6" draw:text-style-name="P4" draw:layer="layout" svg:width="1.196cm" svg:height="6.938cm" svg:x="0cm" svg:y="14.068cm">
          <draw:text-box>
            <text:p text:style-name="P4">L</text:p>
            <text:p text:style-name="P4">O</text:p>
            <text:p text:style-name="P4">G</text:p>
            <text:p text:style-name="P4">I</text:p>
            <text:p text:style-name="P4">K</text:p>
            <text:p text:style-name="P4">A</text:p>
            <text:p text:style-name="P4"/>
            <text:p text:style-name="P4">B</text:p>
            <text:p text:style-name="P4">O</text:p>
            <text:p text:style-name="P4">O</text:p>
            <text:p text:style-name="P4">L</text:p>
            <text:p text:style-name="P4">E</text:p>
            <text:p text:style-name="P4">'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1" anim:sub-item="text" smil:attributeName="visibility" smil:to="visible"/>
                  <anim:transitionFilter smil:dur="1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2" anim:sub-item="text" smil:attributeName="visibility" smil:to="visible"/>
                  <anim:transitionFilter smil:dur="1s" smil:targetElement="id2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5" presentation:class="page"/>
          <draw:frame presentation:style-name="pr23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Numbers" draw:style-name="dp1" draw:master-page-name="Section" presentation:presentation-page-layout-name="AL3T19">
        <office:forms form:automatic-focus="false" form:apply-design-mode="false"/>
        <draw:frame presentation:style-name="pr24" draw:text-style-name="P4" draw:layer="layout" svg:width="14.7cm" svg:height="3.503cm" svg:x="3.8cm" svg:y="8.416cm" presentation:class="title">
          <draw:text-box>
            <text:p text:style-name="P4">Liczby</text:p>
          </draw:text-box>
        </draw:frame>
        <presentation:notes draw:style-name="dp2">
          <draw:page-thumbnail draw:style-name="gr7" draw:layer="layout" svg:width="12.7cm" svg:height="9.525cm" svg:x="4.175cm" svg:y="3.005cm" draw:page-number="16" presentation:class="page"/>
          <draw:frame presentation:style-name="pr25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From Bit to Number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Od Bitu do liczby</text:p>
          </draw:text-box>
        </draw:frame>
        <draw:frame presentation:style-name="pr26" draw:text-style-name="P5" draw:layer="layout" svg:width="15.264cm" svg:height="8.147cm" svg:x="7.157cm" svg:y="7.838cm" presentation:class="outline" presentation:user-transformed="true">
          <draw:text-box>
            <text:list text:style-name="L3">
              <text:list-item>
                <text:p text:id="id29" text:style-name="P4">Kodowanie liczb</text:p>
                <text:list>
                  <text:list-item>
                    <text:p text:id="id30" text:style-name="P4">Dodatnie liczby całkowite</text:p>
                  </text:list-item>
                  <text:list-item>
                    <text:p text:id="id31" text:style-name="P4">Ujemne liczby całkowite</text:p>
                  </text:list-item>
                  <text:list-item>
                    <text:p text:id="id32" text:style-name="P4">Liczby rzeczywiste</text:p>
                  </text:list-item>
                </text:list>
              </text:list-item>
              <text:list-item>
                <text:p text:id="id33" text:style-name="P4"><text:span text:style-name="T5">Arytmetyka</text:span></text:p>
              </text:list-item>
            </text:list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7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ase-10 number system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Dziesiętny system liczbowy</text:p>
          </draw:text-box>
        </draw:frame>
        <draw:frame presentation:style-name="pr28" draw:text-style-name="P5" draw:layer="layout" svg:width="16.501cm" svg:height="9.657cm" svg:x="6.479cm" svg:y="7.773cm" presentation:class="outline" presentation:user-transformed="true">
          <draw:text-box>
            <text:list text:style-name="L3">
              <text:list-item>
                <text:p text:id="id34" text:style-name="P4">Co oznacza 152?</text:p>
                <text:list>
                  <text:list-item>
                    <text:p text:id="id35" text:style-name="P4">1x100 + 5x10 + 2x1</text:p>
                  </text:list-item>
                  <text:list-item>
                    <text:p text:id="id36" text:style-name="P4">1x10<text:span text:style-name="T13">2 </text:span>+ 5x10<text:span text:style-name="T13">1</text:span> + 2x10<text:span text:style-name="T14">0</text:span></text:p>
                  </text:list-item>
                  <text:list-item>
                    <text:p text:id="id37" text:style-name="P4"><text:span text:style-name="T15">1, 5, i 2 są cyframi (</text:span><text:span text:style-name="T16">digits</text:span><text:span text:style-name="T15">)</text:span></text:p>
                  </text:list-item>
                </text:list>
              </text:list-item>
              <text:list-item>
                <text:p text:id="id38" text:style-name="P4"><text:span text:style-name="T15">Dlaczego dziesiętny system?</text:span></text:p>
                <text:list>
                  <text:list-item>
                    <text:p text:id="id39" text:style-name="P4"><text:span text:style-name="T15">10 palców</text:span>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8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ase-7 number system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Siódemkowy system liczbowy</text:p>
          </draw:text-box>
        </draw:frame>
        <draw:frame presentation:style-name="pr29" draw:text-style-name="P5" draw:layer="layout" svg:width="23.91cm" svg:height="8.505cm" svg:x="3.171cm" svg:y="8.272cm" presentation:class="outline" presentation:user-transformed="true">
          <draw:text-box>
            <text:list text:style-name="L3">
              <text:list-item>
                <text:p text:id="id40" text:style-name="P4"><text:span text:style-name="T17">Co byłoby gdybyśmy mieli 7 placów?</text:span></text:p>
                <text:list>
                  <text:list-item>
                    <text:p text:id="id41" text:style-name="P4"><text:span text:style-name="T15">Siódemkowy system liczbowy?</text:span></text:p>
                  </text:list-item>
                  <text:list-item>
                    <text:p text:id="id42" text:style-name="P4"><text:span text:style-name="T15">152</text:span><text:span text:style-name="T18">10</text:span><text:span text:style-name="T18"><text:tab/></text:span><text:span text:style-name="T15">= 147 + 5 </text:span><text:span text:style-name="T15"><text:line-break/></text:span><text:span text:style-name="T15"><text:tab/></text:span><text:span text:style-name="T15"><text:tab/></text:span><text:span text:style-name="T15">= 3x49 + 0x7+ 5 </text:span><text:span text:style-name="T15"><text:line-break/></text:span><text:span text:style-name="T15"> <text:s text:c="7"/></text:span><text:span text:style-name="T15"><text:tab/></text:span><text:span text:style-name="T15">= 3x7</text:span><text:span text:style-name="T14">2</text:span><text:span text:style-name="T15"> + 0x7</text:span><text:span text:style-name="T14">1</text:span><text:span text:style-name="T15"> + 5x7</text:span><text:span text:style-name="T14">0</text:span><text:span text:style-name="T15"> </text:span><text:span text:style-name="T15"><text:line-break/></text:span><text:span text:style-name="T15"><text:tab/></text:span><text:span text:style-name="T15"><text:tab/></text:span><text:span text:style-name="T15">= 305</text:span><text:span text:style-name="T18">7</text:span>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9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opular number system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Popularne systemy liczbowe</text:p>
          </draw:text-box>
        </draw:frame>
        <draw:frame presentation:style-name="pr30" draw:text-style-name="P5" draw:layer="layout" svg:width="16.318cm" svg:height="14.225cm" svg:x="6.872cm" svg:y="5.603cm" presentation:class="outline" presentation:user-transformed="true">
          <draw:text-box>
            <text:list text:style-name="L3">
              <text:list-item>
                <text:p text:id="id43" text:style-name="P4"><text:span text:style-name="T17">System binarny</text:span></text:p>
                <text:list>
                  <text:list-item>
                    <text:p text:id="id44" text:style-name="P4"><text:span text:style-name="T15">System dwójkowy</text:span></text:p>
                  </text:list-item>
                  <text:list-item>
                    <text:p text:id="id45" text:style-name="P4"><text:span text:style-name="T15">„</text:span><text:span text:style-name="T15">bit” znaczy „Binary digit”</text:span></text:p>
                  </text:list-item>
                </text:list>
              </text:list-item>
              <text:list-item>
                <text:p text:id="id46" text:style-name="P4"><text:span text:style-name="T17">System ósemkowy</text:span></text:p>
                <text:list>
                  <text:list-item>
                    <text:p text:id="id47" text:style-name="P4"><text:span text:style-name="T15">Cyfry od 0 do 7</text:span></text:p>
                  </text:list-item>
                </text:list>
              </text:list-item>
              <text:list-item>
                <text:p text:id="id48" text:style-name="P4"><text:span text:style-name="T17">System szesnastkowy</text:span></text:p>
                <text:list>
                  <text:list-item>
                    <text:p text:id="id49" text:style-name="P4"><text:span text:style-name="T15">Cyfry: 0-9, A-F</text:span></text:p>
                  </text:list-item>
                  <text:list-item>
                    <text:p text:id="id50" text:style-name="P4"><text:span text:style-name="T15">A</text:span><text:span text:style-name="T18">16</text:span><text:span text:style-name="T15">=10</text:span><text:span text:style-name="T18">10</text:span><text:span text:style-name="T15">, B</text:span><text:span text:style-name="T18">16</text:span><text:span text:style-name="T15">=11</text:span><text:span text:style-name="T18">10</text:span><text:span text:style-name="T15">, ... F</text:span><text:span text:style-name="T18">16</text:span><text:span text:style-name="T15">=15</text:span><text:span text:style-name="T18">10</text:span>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0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Natural number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39cm" svg:height="3.507cm" svg:x="1.628cm" svg:y="0.643cm" presentation:class="title" presentation:user-transformed="true">
          <draw:text-box>
            <text:p text:style-name="P4">Dodatnie liczby całkowite</text:p>
          </draw:text-box>
        </draw:frame>
        <draw:frame presentation:style-name="pr31" draw:text-style-name="P5" draw:layer="layout" svg:width="23.91cm" svg:height="14.3cm" svg:x="2.872cm" svg:y="5.603cm" presentation:class="outline" presentation:user-transformed="true">
          <draw:text-box>
            <text:list text:style-name="L3">
              <text:list-item>
                <text:p text:id="id51" text:style-name="P4">Zbiór bitów</text:p>
                <text:list>
                  <text:list-item>
                    <text:p text:id="id52" text:style-name="P4">8 bitów = byte (bajt)</text:p>
                  </text:list-item>
                  <text:list-item>
                    <text:p text:id="id53" text:style-name="P4">2 byte = word</text:p>
                  </text:list-item>
                  <text:list-item>
                    <text:p text:id="id54" text:style-name="P4">4 byte = word, doubleword, longword</text:p>
                  </text:list-item>
                  <text:list-item>
                    <text:p text:id="id55" text:style-name="P4">8 bytes = quadword, longword</text:p>
                  </text:list-item>
                </text:list>
              </text:list-item>
              <text:list-item>
                <text:p text:id="id56" text:style-name="P4">n bitów</text:p>
                <text:list>
                  <text:list-item>
                    <text:p text:id="id57" text:style-name="P4">0 &lt; x &lt; 2<text:span text:style-name="T13">n</text:span>-1</text:p>
                  </text:list-item>
                </text:list>
              </text:list-item>
              <text:list-item>
                <text:p text:id="id58" text:style-name="P4">1 bajt</text:p>
                <text:list>
                  <text:list-item>
                    <text:p text:id="id59" text:style-name="P4">0 = 00000000<text:span text:style-name="T13">2</text:span> &lt; x &lt; 2<text:span text:style-name="T13">8</text:span>-1= 255<text:span text:style-name="T19">10</text:span> = 11111111<text:span text:style-name="T19">2</text:span>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2" anim:sub-item="text" smil:attributeName="visibility" smil:to="visible"/>
                  <anim:transitionFilter smil:dur="1s" smil:targetElement="id5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1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inary Arithmetical Operations: bad approach" draw:style-name="dp3" draw:master-page-name="Normal1" presentation:presentation-page-layout-name="AL2T1">
        <office:forms form:automatic-focus="false" form:apply-design-mode="false"/>
        <draw:frame presentation:style-name="pr32" draw:text-style-name="P5" draw:layer="layout" svg:width="15.088cm" svg:height="11.442cm" svg:x="6.871cm" svg:y="7.172cm" presentation:class="outline" presentation:user-transformed="true">
          <draw:text-box>
            <text:list text:style-name="L3">
              <text:list-item>
                <text:p text:id="id60" text:style-name="P4"><text:span text:style-name="T17">101</text:span><text:span text:style-name="T20">2</text:span><text:span text:style-name="T17"> + 110</text:span><text:span text:style-name="T20">2</text:span><text:span text:style-name="T17"> = ?</text:span></text:p>
              </text:list-item>
              <text:list-item>
                <text:p text:id="id61" text:style-name="P4"><text:span text:style-name="T17">Złe podejście</text:span></text:p>
                <text:list>
                  <text:list-item>
                    <text:p text:id="id62" text:style-name="P4"><text:span text:style-name="T15">101</text:span><text:span text:style-name="T18">2</text:span><text:span text:style-name="T15"> = 4</text:span><text:span text:style-name="T18">10</text:span><text:span text:style-name="T15">+1</text:span><text:span text:style-name="T18">10</text:span><text:span text:style-name="T15"> = 5</text:span><text:span text:style-name="T18">10</text:span></text:p>
                  </text:list-item>
                  <text:list-item>
                    <text:p text:id="id63" text:style-name="P4"><text:span text:style-name="T15">110</text:span><text:span text:style-name="T18">2</text:span><text:span text:style-name="T15"> = 4</text:span><text:span text:style-name="T18">10</text:span><text:span text:style-name="T15">+2</text:span><text:span text:style-name="T18">10</text:span><text:span text:style-name="T15"> = 6</text:span><text:span text:style-name="T18">10</text:span></text:p>
                  </text:list-item>
                  <text:list-item>
                    <text:p text:id="id64" text:style-name="P4"><text:span text:style-name="T15">5</text:span><text:span text:style-name="T18">10</text:span><text:span text:style-name="T15"> + 6</text:span><text:span text:style-name="T18">10</text:span><text:span text:style-name="T15"> = 11</text:span><text:span text:style-name="T18">10</text:span></text:p>
                  </text:list-item>
                  <text:list-item>
                    <text:p text:id="id65" text:style-name="P4"><text:span text:style-name="T15">11</text:span><text:span text:style-name="T18">10</text:span><text:span text:style-name="T15"> = 8</text:span><text:span text:style-name="T18">10</text:span><text:span text:style-name="T15"> + 2</text:span><text:span text:style-name="T18">10</text:span><text:span text:style-name="T15"> + 1</text:span><text:span text:style-name="T18">10</text:span><text:span text:style-name="T15"> = 1011</text:span><text:span text:style-name="T18">2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Działania arytmetyczne</text:p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2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inary arithmetical operations: good approach" draw:style-name="dp3" draw:master-page-name="Normal1" presentation:presentation-page-layout-name="AL2T1">
        <office:forms form:automatic-focus="false" form:apply-design-mode="false"/>
        <draw:frame presentation:style-name="pr33" draw:text-style-name="P12" draw:layer="layout" svg:width="10.175cm" svg:height="3.43cm" svg:x="9.071cm" svg:y="6.672cm" presentation:class="outline" presentation:user-transformed="true">
          <draw:text-box>
            <text:list text:style-name="L3">
              <text:list-item>
                <text:p text:id="id66" text:style-name="P4"><text:span text:style-name="T17">101</text:span><text:span text:style-name="T20">2</text:span><text:span text:style-name="T17"> + 110</text:span><text:span text:style-name="T20">2</text:span><text:span text:style-name="T17"> = ?</text:span></text:p>
              </text:list-item>
              <text:list-item>
                <text:p text:id="id67" text:style-name="P4"><text:span text:style-name="T17">Dobre podejście</text:span></text:p>
              </text:list-item>
            </text:list>
          </draw:text-box>
        </draw:frame>
        <draw:frame presentation:style-name="pr8" draw:text-style-name="P4" draw:layer="layout" svg:width="25.768cm" svg:height="3.507cm" svg:x="1.599cm" svg:y="0.643cm" presentation:class="title" presentation:user-transformed="true">
          <draw:text-box>
            <text:p text:style-name="P4">Działania arytmetyczne</text:p>
          </draw:text-box>
        </draw:frame>
        <draw:g draw:id="id68">
          <draw:frame draw:style-name="gr10" draw:text-style-name="P13" draw:layer="layout" svg:width="5.646cm" svg:height="1.267cm" svg:x="12.174cm" svg:y="13.128cm">
            <draw:text-box>
              <text:p text:style-name="P4"><text:span text:style-name="T21">101</text:span></text:p>
            </draw:text-box>
          </draw:frame>
          <draw:frame draw:style-name="gr10" draw:text-style-name="P13" draw:layer="layout" svg:width="5.646cm" svg:height="1.267cm" svg:x="12.174cm" svg:y="14.428cm">
            <draw:text-box>
              <text:p text:style-name="P4"><text:span text:style-name="T21">+ 110 <text:s text:c="2"/></text:span></text:p>
            </draw:text-box>
          </draw:frame>
          <draw:line draw:style-name="gr11" draw:text-style-name="P14" draw:layer="layout" svg:x1="12.427cm" svg:y1="15.71cm" svg:x2="16.808cm" svg:y2="15.71cm">
            <text:p/>
          </draw:line>
        </draw:g>
        <draw:frame draw:style-name="gr12" draw:text-style-name="P13" draw:id="id69" draw:layer="layout" svg:width="1.063cm" svg:height="1.267cm" svg:x="15.114cm" svg:y="15.916cm">
          <draw:text-box>
            <text:p text:style-name="P4"><text:span text:style-name="T21">1</text:span></text:p>
          </draw:text-box>
        </draw:frame>
        <draw:frame draw:style-name="gr12" draw:text-style-name="P13" draw:id="id70" draw:layer="layout" svg:width="1.063cm" svg:height="1.267cm" svg:x="14.515cm" svg:y="15.916cm">
          <draw:text-box>
            <text:p text:style-name="P4"><text:span text:style-name="T21">1</text:span></text:p>
          </draw:text-box>
        </draw:frame>
        <draw:frame draw:style-name="gr12" draw:text-style-name="P13" draw:id="id71" draw:layer="layout" svg:width="1.063cm" svg:height="1.267cm" svg:x="13.916cm" svg:y="15.916cm">
          <draw:text-box>
            <text:p text:style-name="P4"><text:span text:style-name="T21">0</text:span></text:p>
          </draw:text-box>
        </draw:frame>
        <draw:frame draw:style-name="gr12" draw:text-style-name="P13" draw:id="id73" draw:layer="layout" svg:width="1.063cm" svg:height="1.267cm" svg:x="13.317cm" svg:y="15.916cm">
          <draw:text-box>
            <text:p text:style-name="P4"><text:span text:style-name="T21">1</text:span></text:p>
          </draw:text-box>
        </draw:frame>
        <draw:frame draw:style-name="gr12" draw:text-style-name="P13" draw:id="id72" draw:layer="layout" svg:width="1.063cm" svg:height="1.267cm" svg:x="13.218cm" svg:y="12.016cm">
          <draw:text-box>
            <text:p text:style-name="P4"><text:span text:style-name="T21">1</text:span></text:p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8" smil:attributeName="visibility" smil:to="visible"/>
                  <anim:transitionFilter smil:dur="1s" smil:targetElement="id6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9" smil:attributeName="visibility" smil:to="visible"/>
                  <anim:transitionFilter smil:dur="1s" smil:targetElement="id69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0" smil:attributeName="visibility" smil:to="visible"/>
                  <anim:transitionFilter smil:dur="1s" smil:targetElement="id70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1" smil:attributeName="visibility" smil:to="visible"/>
                  <anim:transitionFilter smil:dur="1s" smil:targetElement="id7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2" smil:attributeName="visibility" smil:to="visible"/>
                  <anim:transitionFilter smil:dur="1s" smil:targetElement="id7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3" smil:attributeName="visibility" smil:to="visible"/>
                  <anim:transitionFilter smil:dur="1s" smil:targetElement="id73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3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igned Integers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Liczby całkowite ze znakiem</text:p>
          </draw:text-box>
        </draw:frame>
        <draw:frame presentation:style-name="pr34" draw:text-style-name="P5" draw:layer="layout" svg:width="17.464cm" svg:height="11.311cm" svg:x="5.839cm" svg:y="7.438cm" presentation:class="outline" presentation:user-transformed="true">
          <draw:text-box>
            <text:list text:style-name="L3">
              <text:list-item>
                <text:p text:id="id74" text:style-name="P4">Trzy metody</text:p>
                <text:list>
                  <text:list-item>
                    <text:p text:id="id75" text:style-name="P4">Znak-moduł (<text:span text:style-name="T11">Sign-and-magnitude</text:span>)</text:p>
                  </text:list-item>
                  <text:list-item>
                    <text:p text:id="id76" text:style-name="P4">Kod uzupełnień do jedności U1<text:line-break/>(<text:span text:style-name="T11">One's complement</text:span>)</text:p>
                  </text:list-item>
                  <text:list-item>
                    <text:p text:id="id77" text:style-name="P4">Kod uzupełnień do dwóch U2<text:line-break/>(<text:span text:style-name="T11">Two's complement</text:span>)</text:p>
                  </text:list-item>
                </text:list>
              </text:list-item>
              <text:list-item>
                <text:p text:id="id78" text:style-name="P4">Najbardziej popularna</text:p>
                <text:list>
                  <text:list-item>
                    <text:p text:id="id79" text:style-name="P4">Kod uzupełnień do dwóch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6" anim:sub-item="text" smil:attributeName="visibility" smil:to="visible"/>
                  <anim:transitionFilter smil:dur="1s" smil:targetElement="id7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7" anim:sub-item="text" smil:attributeName="visibility" smil:to="visible"/>
                  <anim:transitionFilter smil:dur="1s" smil:targetElement="id7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8" anim:sub-item="text" smil:attributeName="visibility" smil:to="visible"/>
                  <anim:transitionFilter smil:dur="1s" smil:targetElement="id7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9" anim:sub-item="text" smil:attributeName="visibility" smil:to="visible"/>
                  <anim:transitionFilter smil:dur="1s" smil:targetElement="id7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4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ign-and-Magnitude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Znak-Moduł</text:p>
          </draw:text-box>
        </draw:frame>
        <draw:frame presentation:style-name="pr35" draw:text-style-name="P5" draw:layer="layout" svg:width="13.323cm" svg:height="12.049cm" svg:x="8.661cm" svg:y="7.203cm" presentation:class="outline" presentation:user-transformed="true">
          <draw:text-box>
            <text:list text:style-name="L3">
              <text:list-item>
                <text:p text:id="id80" text:style-name="P4"><text:span text:style-name="T22">1 bit dla znaku</text:span></text:p>
                <text:list>
                  <text:list-item>
                    <text:p text:id="id81" text:style-name="P4"><text:span text:style-name="T23">0 = dodatnie</text:span></text:p>
                  </text:list-item>
                  <text:list-item>
                    <text:p text:id="id82" text:style-name="P4"><text:span text:style-name="T23">1 = ujemne</text:span></text:p>
                  </text:list-item>
                </text:list>
              </text:list-item>
              <text:list-item>
                <text:p text:id="id83" text:style-name="P4"><text:span text:style-name="T24">Inne bity dla modułu</text:span></text:p>
                <text:list>
                  <text:list-item>
                    <text:p text:id="id84" text:style-name="P4"><text:span text:style-name="T25">+</text:span><text:span text:style-name="T26">5</text:span><text:span text:style-name="T26"><text:tab/></text:span><text:span text:style-name="T26">= </text:span><text:span text:style-name="T25">0</text:span><text:span text:style-name="T26">101</text:span></text:p>
                  </text:list-item>
                  <text:list-item>
                    <text:p text:id="id85" text:style-name="P4"><text:span text:style-name="T25">-</text:span><text:span text:style-name="T26">5</text:span><text:span text:style-name="T26"><text:tab/></text:span><text:span text:style-name="T26">= </text:span><text:span text:style-name="T25">1</text:span><text:span text:style-name="T26">101</text:span></text:p>
                  </text:list-item>
                </text:list>
              </text:list-item>
              <text:list-item>
                <text:p text:id="id86" text:style-name="P4"><text:span text:style-name="T24">Skomplikowane działania arytmetyczne</text:span></text:p>
              </text:list-item>
            </text:list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5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ign-and-Magnitude 2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Znak-Moduł</text:p>
          </draw:text-box>
        </draw:frame>
        <draw:frame presentation:style-name="pr36" draw:text-style-name="P5" draw:layer="layout" svg:width="15.177cm" svg:height="11.055cm" svg:x="6.957cm" svg:y="6.538cm" presentation:class="outline" presentation:user-transformed="true">
          <draw:text-box>
            <text:list text:style-name="L3">
              <text:list-item>
                <text:p text:id="id87" text:style-name="P4">Dwa zera</text:p>
                <text:list>
                  <text:list-item>
                    <text:p text:id="id88" text:style-name="P4">+0: 0000</text:p>
                  </text:list-item>
                  <text:list-item>
                    <text:p text:id="id89" text:style-name="P4">- 0: 1000</text:p>
                  </text:list-item>
                </text:list>
              </text:list-item>
              <text:list-item>
                <text:p text:id="id90" text:style-name="P4">n cyfr </text:p>
                <text:list>
                  <text:list-item>
                    <text:p text:id="id91" text:style-name="P4">Liczby od -2<text:span text:style-name="T13">n-1</text:span>-1 do 2<text:span text:style-name="T13">n-1</text:span>-1</text:p>
                  </text:list-item>
                </text:list>
              </text:list-item>
              <text:list-item>
                <text:p text:id="id92" text:style-name="P4">1 bajt</text:p>
                <text:list>
                  <text:list-item>
                    <text:p text:id="id93" text:style-name="P4"><text:s/>-127&lt;n&lt;127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7" anim:sub-item="text" smil:attributeName="visibility" smil:to="visible"/>
                  <anim:transitionFilter smil:dur="1s" smil:targetElement="id8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8" anim:sub-item="text" smil:attributeName="visibility" smil:to="visible"/>
                  <anim:transitionFilter smil:dur="1s" smil:targetElement="id8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9" anim:sub-item="text" smil:attributeName="visibility" smil:to="visible"/>
                  <anim:transitionFilter smil:dur="1s" smil:targetElement="id8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0" anim:sub-item="text" smil:attributeName="visibility" smil:to="visible"/>
                  <anim:transitionFilter smil:dur="1s" smil:targetElement="id9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1" anim:sub-item="text" smil:attributeName="visibility" smil:to="visible"/>
                  <anim:transitionFilter smil:dur="1s" smil:targetElement="id9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2" anim:sub-item="text" smil:attributeName="visibility" smil:to="visible"/>
                  <anim:transitionFilter smil:dur="1s" smil:targetElement="id9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3" anim:sub-item="text" smil:attributeName="visibility" smil:to="visible"/>
                  <anim:transitionFilter smil:dur="1s" smil:targetElement="id9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6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ne's complement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Kod uzupełnień do jedności</text:p>
          </draw:text-box>
        </draw:frame>
        <draw:frame presentation:style-name="pr37" draw:text-style-name="P5" draw:layer="layout" svg:width="19.38cm" svg:height="12.22cm" svg:x="4.88cm" svg:y="6.603cm" presentation:class="outline" presentation:user-transformed="true">
          <draw:text-box>
            <text:list text:style-name="L3">
              <text:list-item>
                <text:p text:id="id94" text:style-name="P4"><text:span text:style-name="T17">Inwersja</text:span></text:p>
                <text:list>
                  <text:list-item>
                    <text:p text:id="id95" text:style-name="P4"><text:span text:style-name="T15">1 </text:span><text:span text:style-name="T27">→</text:span><text:span text:style-name="T26"> 0</text:span></text:p>
                  </text:list-item>
                  <text:list-item>
                    <text:p text:id="id96" text:style-name="P4"><text:span text:style-name="T26">0 </text:span><text:span text:style-name="T27">→</text:span><text:span text:style-name="T26"> 1</text:span></text:p>
                  </text:list-item>
                </text:list>
              </text:list-item>
              <text:list-item>
                <text:p text:id="id97" text:style-name="P4"><text:span text:style-name="T26">Liczba ujemna = inwersja liczby dodatniej</text:span></text:p>
                <text:list>
                  <text:list-item>
                    <text:p text:id="id98" text:style-name="P4"><text:span text:style-name="T26">5 </text:span><text:span text:style-name="T26"><text:tab/></text:span><text:span text:style-name="T26">= 0101</text:span></text:p>
                  </text:list-item>
                  <text:list-item>
                    <text:p text:id="id99" text:style-name="P4"><text:span text:style-name="T26">!5</text:span><text:span text:style-name="T26"><text:tab/></text:span><text:span text:style-name="T26">= 1010</text:span></text:p>
                  </text:list-item>
                  <text:list-item>
                    <text:p text:id="id100" text:style-name="P4"><text:span text:style-name="T26">-5 </text:span><text:span text:style-name="T26"><text:tab/></text:span><text:span text:style-name="T26">= 1010</text:span></text:p>
                  </text:list-item>
                  <text:list-item>
                    <text:p text:id="id101" text:style-name="P4"><text:span text:style-name="T26">5 + (-5) = 1111 = -0</text:span>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4" anim:sub-item="text" smil:attributeName="visibility" smil:to="visible"/>
                  <anim:transitionFilter smil:dur="1s" smil:targetElement="id9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5" anim:sub-item="text" smil:attributeName="visibility" smil:to="visible"/>
                  <anim:transitionFilter smil:dur="1s" smil:targetElement="id9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6" anim:sub-item="text" smil:attributeName="visibility" smil:to="visible"/>
                  <anim:transitionFilter smil:dur="1s" smil:targetElement="id9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7" anim:sub-item="text" smil:attributeName="visibility" smil:to="visible"/>
                  <anim:transitionFilter smil:dur="1s" smil:targetElement="id9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8" anim:sub-item="text" smil:attributeName="visibility" smil:to="visible"/>
                  <anim:transitionFilter smil:dur="1s" smil:targetElement="id9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9" anim:sub-item="text" smil:attributeName="visibility" smil:to="visible"/>
                  <anim:transitionFilter smil:dur="1s" smil:targetElement="id9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0" anim:sub-item="text" smil:attributeName="visibility" smil:to="visible"/>
                  <anim:transitionFilter smil:dur="1s" smil:targetElement="id10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1" anim:sub-item="text" smil:attributeName="visibility" smil:to="visible"/>
                  <anim:transitionFilter smil:dur="1s" smil:targetElement="id10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7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ne's complement 2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Kod uzupełnień do jedności</text:p>
          </draw:text-box>
        </draw:frame>
        <draw:frame presentation:style-name="pr38" draw:text-style-name="P5" draw:layer="layout" svg:width="16.321cm" svg:height="13.23cm" svg:x="6.41cm" svg:y="5.838cm" presentation:class="outline" presentation:user-transformed="true">
          <draw:text-box>
            <text:list text:style-name="L3">
              <text:list-item>
                <text:p text:id="id102" text:style-name="P4">Pierwsza cyfra = znak</text:p>
                <text:list>
                  <text:list-item>
                    <text:p text:id="id103" text:style-name="P4">0 dla dodatnich, 1 dla ujemnych</text:p>
                  </text:list-item>
                </text:list>
              </text:list-item>
              <text:list-item>
                <text:p text:id="id104" text:style-name="P4">Dwa zera</text:p>
                <text:list>
                  <text:list-item>
                    <text:p text:id="id105" text:style-name="P4">+0: 0000, - 0: 1111</text:p>
                  </text:list-item>
                </text:list>
              </text:list-item>
              <text:list-item>
                <text:p text:id="id106" text:style-name="P4">n cyfr</text:p>
                <text:list>
                  <text:list-item>
                    <text:p text:id="id107" text:style-name="P4">Liczby od -2<text:span text:style-name="T13">n-1</text:span>-1 do 2<text:span text:style-name="T13">n-1</text:span>-1</text:p>
                  </text:list-item>
                </text:list>
              </text:list-item>
              <text:list-item>
                <text:p text:id="id108" text:style-name="P4">1 bajt</text:p>
                <text:list>
                  <text:list-item>
                    <text:p text:id="id109" text:style-name="P4"><text:s/>-127&lt;n&lt;127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8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wo's complement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35cm" svg:height="3.507cm" svg:x="1.832cm" svg:y="0.643cm" presentation:class="title" presentation:user-transformed="true">
          <draw:text-box>
            <text:p text:style-name="P4">Kod uzupełnień do dwóch</text:p>
          </draw:text-box>
        </draw:frame>
        <draw:frame presentation:style-name="pr39" draw:text-style-name="P5" draw:layer="layout" svg:width="15.629cm" svg:height="7.439cm" svg:x="6.785cm" svg:y="5.603cm" presentation:class="outline" presentation:user-transformed="true">
          <draw:text-box>
            <text:list text:style-name="L3">
              <text:list-item>
                <text:p text:id="id110" text:style-name="P4"><text:span text:style-name="T24">Ujemna liczba = inwersja + 1</text:span></text:p>
                <text:list>
                  <text:list-item>
                    <text:p text:id="id111" text:style-name="P4"><text:span text:style-name="T26">5 </text:span><text:span text:style-name="T26"><text:tab/></text:span><text:span text:style-name="T26">= 0101</text:span></text:p>
                  </text:list-item>
                  <text:list-item>
                    <text:p text:id="id112" text:style-name="P4"><text:span text:style-name="T26">!5 </text:span><text:span text:style-name="T26"><text:tab/></text:span><text:span text:style-name="T26">= 1010</text:span></text:p>
                  </text:list-item>
                  <text:list-item>
                    <text:p text:id="id113" text:style-name="P4"><text:span text:style-name="T26">!5 + 1 = 1011</text:span></text:p>
                  </text:list-item>
                  <text:list-item>
                    <text:p text:id="id114" text:style-name="P4"><text:span text:style-name="T26">- 5 = 1011 </text:span></text:p>
                  </text:list-item>
                </text:list>
              </text:list-item>
            </text:list>
          </draw:text-box>
        </draw:frame>
        <draw:g draw:id="id115">
          <draw:frame draw:style-name="gr13" draw:text-style-name="P15" draw:layer="layout" svg:width="12.4cm" svg:height="2.253cm" svg:x="6.543cm" svg:y="14.858cm">
            <draw:text-box>
              <text:p text:style-name="P4"><text:span text:style-name="T28">0101</text:span><text:span text:style-name="T28"><text:line-break/></text:span><text:span text:style-name="T28">+ 1011 <text:s text:c="2"/></text:span></text:p>
            </draw:text-box>
          </draw:frame>
          <draw:line draw:style-name="gr14" draw:text-style-name="P14" draw:layer="layout" svg:x1="10.207cm" svg:y1="17.149cm" svg:x2="14.183cm" svg:y2="17.149cm">
            <text:p/>
          </draw:line>
        </draw:g>
        <draw:frame draw:style-name="gr15" draw:text-style-name="P15" draw:id="id116" draw:layer="layout" svg:width="0.876cm" svg:height="1.127cm" svg:x="13.171cm" svg:y="17.287cm">
          <draw:text-box>
            <text:p text:style-name="P4"><text:span text:style-name="T28">0</text:span></text:p>
          </draw:text-box>
        </draw:frame>
        <draw:frame draw:style-name="gr15" draw:text-style-name="P15" draw:id="id118" draw:layer="layout" svg:width="0.876cm" svg:height="1.127cm" svg:x="12.571cm" svg:y="17.287cm">
          <draw:text-box>
            <text:p text:style-name="P4"><text:span text:style-name="T28">0</text:span></text:p>
          </draw:text-box>
        </draw:frame>
        <draw:frame draw:style-name="gr15" draw:text-style-name="P15" draw:id="id120" draw:layer="layout" svg:width="0.876cm" svg:height="1.127cm" svg:x="11.971cm" svg:y="17.287cm">
          <draw:text-box>
            <text:p text:style-name="P4"><text:span text:style-name="T28">0</text:span></text:p>
          </draw:text-box>
        </draw:frame>
        <draw:frame draw:style-name="gr15" draw:text-style-name="P15" draw:id="id122" draw:layer="layout" svg:width="0.876cm" svg:height="1.127cm" svg:x="11.371cm" svg:y="17.287cm">
          <draw:text-box>
            <text:p text:style-name="P4"><text:span text:style-name="T28">0</text:span></text:p>
          </draw:text-box>
        </draw:frame>
        <draw:frame draw:style-name="gr15" draw:text-style-name="P15" draw:id="id117" draw:layer="layout" svg:width="0.876cm" svg:height="1.127cm" svg:x="12.571cm" svg:y="13.887cm">
          <draw:text-box>
            <text:p text:style-name="P4"><text:span text:style-name="T28">1</text:span></text:p>
          </draw:text-box>
        </draw:frame>
        <draw:frame draw:style-name="gr15" draw:text-style-name="P15" draw:id="id119" draw:layer="layout" svg:width="0.876cm" svg:height="1.127cm" svg:x="11.971cm" svg:y="13.887cm">
          <draw:text-box>
            <text:p text:style-name="P4"><text:span text:style-name="T28">1</text:span></text:p>
          </draw:text-box>
        </draw:frame>
        <draw:frame draw:style-name="gr15" draw:text-style-name="P15" draw:id="id121" draw:layer="layout" svg:width="0.876cm" svg:height="1.127cm" svg:x="11.371cm" svg:y="13.887cm">
          <draw:text-box>
            <text:p text:style-name="P4"><text:span text:style-name="T28">1</text:span></text:p>
          </draw:text-box>
        </draw:frame>
        <draw:frame draw:style-name="gr15" draw:text-style-name="P15" draw:id="id123" draw:layer="layout" svg:width="0.876cm" svg:height="1.127cm" svg:x="10.771cm" svg:y="17.287cm">
          <draw:text-box>
            <text:p text:style-name="P4"><text:span text:style-name="T28">1</text:span></text:p>
          </draw:text-box>
        </draw:frame>
        <draw:frame draw:style-name="gr16" draw:text-style-name="P16" draw:id="id124" draw:layer="layout" svg:width="2.288cm" svg:height="1.893cm" svg:x="10.063cm" svg:y="16.978cm">
          <draw:text-box>
            <text:p text:style-name="P4"><text:span text:style-name="T29">X</text:span></text:p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0" anim:sub-item="text" smil:attributeName="visibility" smil:to="visible"/>
                  <anim:transitionFilter smil:dur="1s" smil:targetElement="id1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1" anim:sub-item="text" smil:attributeName="visibility" smil:to="visible"/>
                  <anim:transitionFilter smil:dur="1s" smil:targetElement="id1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2" anim:sub-item="text" smil:attributeName="visibility" smil:to="visible"/>
                  <anim:transitionFilter smil:dur="1s" smil:targetElement="id1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3" anim:sub-item="text" smil:attributeName="visibility" smil:to="visible"/>
                  <anim:transitionFilter smil:dur="1s" smil:targetElement="id1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4" anim:sub-item="text" smil:attributeName="visibility" smil:to="visible"/>
                  <anim:transitionFilter smil:dur="1s" smil:targetElement="id11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15" smil:attributeName="visibility" smil:to="visible"/>
                  <anim:transitionFilter smil:dur="1s" smil:targetElement="id115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16" smil:attributeName="visibility" smil:to="visible"/>
                  <anim:transitionFilter smil:dur="1s" smil:targetElement="id11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17" smil:attributeName="visibility" smil:to="visible"/>
                  <anim:transitionFilter smil:dur="1s" smil:targetElement="id117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18" smil:attributeName="visibility" smil:to="visible"/>
                  <anim:transitionFilter smil:dur="1s" smil:targetElement="id11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19" smil:attributeName="visibility" smil:to="visible"/>
                  <anim:transitionFilter smil:dur="1s" smil:targetElement="id119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0" smil:attributeName="visibility" smil:to="visible"/>
                  <anim:transitionFilter smil:dur="1s" smil:targetElement="id120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1" smil:attributeName="visibility" smil:to="visible"/>
                  <anim:transitionFilter smil:dur="1s" smil:targetElement="id12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2" smil:attributeName="visibility" smil:to="visible"/>
                  <anim:transitionFilter smil:dur="1s" smil:targetElement="id12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3" smil:attributeName="visibility" smil:to="visible"/>
                  <anim:transitionFilter smil:dur="1s" smil:targetElement="id12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4" smil:attributeName="visibility" smil:to="visible"/>
                  <anim:transitionFilter smil:dur="1s" smil:targetElement="id124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9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wo's complement 2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35cm" svg:height="3.507cm" svg:x="1.832cm" svg:y="0.643cm" presentation:class="title" presentation:user-transformed="true">
          <draw:text-box>
            <text:p text:style-name="P4">Kod uzupełnień do dwóch</text:p>
          </draw:text-box>
        </draw:frame>
        <draw:frame presentation:style-name="pr38" draw:text-style-name="P5" draw:layer="layout" svg:width="12.474cm" svg:height="14.184cm" svg:x="8.362cm" svg:y="5.603cm" presentation:class="outline" presentation:user-transformed="true">
          <draw:text-box>
            <text:list text:style-name="L3">
              <text:list-item>
                <text:p text:id="id125" text:style-name="P4">Pierwsza cyfra = znak</text:p>
                <text:list>
                  <text:list-item>
                    <text:p text:id="id126" text:style-name="P4">0 dla dodatnich</text:p>
                  </text:list-item>
                  <text:list-item>
                    <text:p text:id="id127" text:style-name="P4">1 dla ujemnych</text:p>
                  </text:list-item>
                </text:list>
              </text:list-item>
              <text:list-item>
                <text:p text:id="id128" text:style-name="P4">Jedno zero</text:p>
                <text:list>
                  <text:list-item>
                    <text:p text:id="id129" text:style-name="P4">+0: 0000</text:p>
                  </text:list-item>
                </text:list>
              </text:list-item>
              <text:list-item>
                <text:p text:id="id130" text:style-name="P4">n cyfr</text:p>
                <text:list>
                  <text:list-item>
                    <text:p text:id="id131" text:style-name="P4">Liczby od -2<text:span text:style-name="T13">n-1</text:span> do 2<text:span text:style-name="T13">n-1</text:span>-1</text:p>
                  </text:list-item>
                </text:list>
              </text:list-item>
              <text:list-item>
                <text:p text:id="id132" text:style-name="P4">1 bajt</text:p>
                <text:list>
                  <text:list-item>
                    <text:p text:id="id133" text:style-name="P4"><text:s/>-128&lt;n&lt;127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5" anim:sub-item="text" smil:attributeName="visibility" smil:to="visible"/>
                  <anim:transitionFilter smil:dur="0.5s" smil:targetElement="id12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26" anim:sub-item="text" smil:attributeName="visibility" smil:to="visible"/>
                  <anim:transitionFilter smil:dur="0.5s" smil:targetElement="id12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27" anim:sub-item="text" smil:attributeName="visibility" smil:to="visible"/>
                  <anim:transitionFilter smil:dur="0.5s" smil:targetElement="id1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8" anim:sub-item="text" smil:attributeName="visibility" smil:to="visible"/>
                  <anim:transitionFilter smil:dur="0.5s" smil:targetElement="id12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0" anim:sub-item="text" smil:attributeName="visibility" smil:to="visible"/>
                  <anim:transitionFilter smil:dur="0.5s" smil:targetElement="id13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1" anim:sub-item="text" smil:attributeName="visibility" smil:to="visible"/>
                  <anim:transitionFilter smil:dur="0.5s" smil:targetElement="id13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2" anim:sub-item="text" smil:attributeName="visibility" smil:to="visible"/>
                  <anim:transitionFilter smil:dur="0.5s" smil:targetElement="id13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3" anim:sub-item="text" smil:attributeName="visibility" smil:to="visible"/>
                  <anim:transitionFilter smil:dur="0.5s" smil:targetElement="id13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0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al Numbers" draw:style-name="dp3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Liczby rzeczywiste</text:p>
          </draw:text-box>
        </draw:frame>
        <draw:frame presentation:style-name="pr40" draw:text-style-name="P5" draw:layer="layout" svg:width="21.086cm" svg:height="12.189cm" svg:x="4.372cm" svg:y="6.603cm" presentation:class="outline" presentation:user-transformed="true">
          <draw:text-box>
            <text:list text:style-name="L3">
              <text:list-item>
                <text:p text:id="id134" text:style-name="P4">Stałoprzecinkowe liczby</text:p>
                <text:list>
                  <text:list-item>
                    <text:p text:id="id135" text:style-name="P17">0.5<text:tab/>= 1/2 <text:tab/>= 00000000<text:span text:style-name="T30">.</text:span>10000000</text:p>
                  </text:list-item>
                  <text:list-item>
                    <text:p text:id="id136" text:style-name="P17">1.25<text:tab/>= 1 1/4 <text:tab/>= 00000001<text:span text:style-name="T30">.</text:span>01000000</text:p>
                  </text:list-item>
                  <text:list-item>
                    <text:p text:id="id137" text:style-name="P17">7.375<text:tab/>= 7 3/8 <text:tab/>= 00000111<text:span text:style-name="T30">.</text:span>01100000</text:p>
                  </text:list-item>
                </text:list>
              </text:list-item>
              <text:list-item>
                <text:p text:id="id138" text:style-name="P17">Zmiennoprzecinkowe liczby</text:p>
                <text:list>
                  <text:list-item>
                    <text:p text:id="id139" text:style-name="P17"><text:span text:style-name="T31">znak</text:span> × (1 + <text:span text:style-name="T31">ułamek mantysy</text:span>) × 2<text:span text:style-name="T32">wykładnik</text:span></text:p>
                  </text:list-item>
                  <text:list-item>
                    <text:p text:id="id140" text:style-name="P17"><text:span text:style-name="T31">sign</text:span> × (1 + <text:span text:style-name="T31">fractional significand</text:span>) × 2<text:span text:style-name="T32">exponent</text:span></text:p>
                  </text:list-item>
                  <text:list-item>
                    <text:p text:id="id141" text:style-name="P17"><text:span text:style-name="T5">Standaryzowany</text:span> w IEEE 754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5" anim:sub-item="text" smil:attributeName="visibility" smil:to="visible"/>
                  <anim:transitionFilter smil:dur="0.5s" smil:targetElement="id13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6" anim:sub-item="text" smil:attributeName="visibility" smil:to="visible"/>
                  <anim:transitionFilter smil:dur="0.5s" smil:targetElement="id1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8" anim:sub-item="text" smil:attributeName="visibility" smil:to="visible"/>
                  <anim:transitionFilter smil:dur="0.5s" smil:targetElement="id1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9" anim:sub-item="text" smil:attributeName="visibility" smil:to="visible"/>
                  <anim:transitionFilter smil:dur="0.5s" smil:targetElement="id13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0" anim:sub-item="text" smil:attributeName="visibility" smil:to="visible"/>
                  <anim:transitionFilter smil:dur="0.5s" smil:targetElement="id14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1" anim:sub-item="text" smil:attributeName="visibility" smil:to="visible"/>
                  <anim:transitionFilter smil:dur="0.5s" smil:targetElement="id14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1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Number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Liczby w Javie</text:p>
          </draw:text-box>
        </draw:frame>
        <draw:frame draw:style-name="gr8" draw:layer="layout" svg:width="16.253cm" svg:height="12.499cm" svg:x="6.43cm" svg:y="6.4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presentation:notes draw:style-name="dp2">
          <draw:page-thumbnail draw:style-name="gr7" draw:layer="layout" svg:width="13.705cm" svg:height="10.279cm" svg:x="3.641cm" svg:y="2.853cm" draw:page-number="32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Number range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Liczby w Javie</text:p>
          </draw:text-box>
        </draw:frame>
        <draw:frame draw:style-name="gr8" draw:layer="layout" svg:width="25.981cm" svg:height="10.539cm" svg:x="1.571cm" svg:y="6.44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presentation:notes draw:style-name="dp2">
          <draw:page-thumbnail draw:style-name="gr7" draw:layer="layout" svg:width="13.705cm" svg:height="10.279cm" svg:x="3.641cm" svg:y="2.853cm" draw:page-number="33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amples of number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Przykłady liczb w Javie</text:p>
          </draw:text-box>
        </draw:frame>
        <draw:frame presentation:style-name="pr41" draw:text-style-name="P19" draw:layer="layout" svg:width="10.629cm" svg:height="10.544cm" svg:x="8.957cm" svg:y="7.638cm" presentation:class="outline" presentation:user-transformed="true">
          <draw:text-box>
            <text:list text:style-name="L3">
              <text:list-item>
                <text:p text:style-name="P18">int<text:tab/>178</text:p>
              </text:list-item>
              <text:list-item>
                <text:p text:style-name="P18">long<text:tab/>8864<text:span text:style-name="T30">L</text:span></text:p>
              </text:list-item>
              <text:list-item>
                <text:p text:style-name="P18">double<text:tab/>37.266</text:p>
              </text:list-item>
              <text:list-item>
                <text:p text:style-name="P18">double <text:tab/>37.266<text:span text:style-name="T30">D</text:span></text:p>
              </text:list-item>
              <text:list-item>
                <text:p text:style-name="P18">double <text:tab/>26.77e3</text:p>
              </text:list-item>
              <text:list-item>
                <text:p text:style-name="P18">float<text:tab/>87.363<text:span text:style-name="T30">F</text:span></text:p>
              </text:list-item>
            </text:list>
          </draw:text-box>
        </draw:frame>
        <draw:frame draw:style-name="gr9" draw:text-style-name="P4" draw:layer="layout" svg:width="1.196cm" svg:height="6.943cm" svg:x="0cm" svg:y="14.07cm">
          <draw:text-box>
            <text:p text:style-name="P4">L</text:p>
            <text:p text:style-name="P4">I</text:p>
            <text:p text:style-name="P4">C</text:p>
            <text:p text:style-name="P4">Z</text:p>
            <text:p text:style-name="P4">B</text:p>
            <text:p text:style-name="P4">Y</text:p>
          </draw:text-box>
        </draw:frame>
        <presentation:notes draw:style-name="dp2">
          <draw:page-thumbnail draw:style-name="gr7" draw:layer="layout" svg:width="13.705cm" svg:height="10.279cm" svg:x="3.641cm" svg:y="2.853cm" draw:page-number="34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haracters" draw:style-name="dp1" draw:master-page-name="Section" presentation:presentation-page-layout-name="AL3T19">
        <office:forms form:automatic-focus="false" form:apply-design-mode="false"/>
        <draw:frame presentation:style-name="pr24" draw:text-style-name="P4" draw:layer="layout" svg:width="14.7cm" svg:height="3.503cm" svg:x="3.8cm" svg:y="8.416cm" presentation:class="title" presentation:user-transformed="true">
          <draw:text-box>
            <text:p text:style-name="P4">Znaki</text:p>
          </draw:text-box>
        </draw:frame>
        <presentation:notes draw:style-name="dp2">
          <draw:page-thumbnail draw:style-name="gr7" draw:layer="layout" svg:width="12.7cm" svg:height="9.525cm" svg:x="4.175cm" svg:y="3.005cm" draw:page-number="35" presentation:class="page"/>
          <draw:frame presentation:style-name="pr42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haracter Encoding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06cm" svg:height="3.507cm" svg:x="1.861cm" svg:y="0.643cm" presentation:class="title" presentation:user-transformed="true">
          <draw:text-box>
            <text:p text:style-name="P4">Kodowanie znaków</text:p>
          </draw:text-box>
        </draw:frame>
        <draw:frame presentation:style-name="pr43" draw:text-style-name="P5" draw:layer="layout" svg:width="17.253cm" svg:height="14.958cm" svg:x="5.988cm" svg:y="5.538cm" presentation:class="outline" presentation:user-transformed="true">
          <draw:text-box>
            <text:list text:style-name="L3">
              <text:list-item>
                <text:p text:id="id142" text:style-name="P4">Zbiór znaków</text:p>
                <text:list>
                  <text:list-item>
                    <text:p text:id="id143" text:style-name="P4"><text:span text:style-name="T11">Character set</text:span></text:p>
                  </text:list-item>
                </text:list>
              </text:list-item>
              <text:list-item>
                <text:p text:id="id144" text:style-name="P4">Kodowanie znaków</text:p>
                <text:list>
                  <text:list-item>
                    <text:p text:id="id145" text:style-name="P4"><text:span text:style-name="T11">Character encoding</text:span></text:p>
                  </text:list-item>
                  <text:list-item>
                    <text:p text:id="id146" text:style-name="P4"><text:span text:style-name="T33">Znak ↔</text:span><text:span text:style-name="T34"> liczba</text:span></text:p>
                  </text:list-item>
                </text:list>
              </text:list-item>
              <text:list-item>
                <text:p text:id="id147" text:style-name="P4"><text:span text:style-name="T34">Przykład</text:span></text:p>
                <text:list>
                  <text:list-item>
                    <text:p text:id="id148" text:style-name="P4"><text:span text:style-name="T34">Zbiór znaków: [ A, B, C, D ]</text:span></text:p>
                  </text:list-item>
                  <text:list-item>
                    <text:p text:id="id149" text:style-name="P4"><text:span text:style-name="T34">Kodowanie znaków</text:span></text:p>
                    <text:list>
                      <text:list-item>
                        <text:p text:id="id150" text:style-name="P4"><text:span text:style-name="T34">A </text:span><text:span text:style-name="T33">↔ </text:span><text:span text:style-name="T34">1</text:span><text:span text:style-name="T34"><text:tab/></text:span><text:span text:style-name="T34"><text:tab/></text:span><text:span text:style-name="T34">B </text:span><text:span text:style-name="T33">↔ </text:span><text:span text:style-name="T34">2</text:span><text:span text:style-name="T34"><text:tab/></text:span><text:span text:style-name="T34"><text:tab/></text:span><text:span text:style-name="T34">C </text:span><text:span text:style-name="T33">↔ </text:span><text:span text:style-name="T34">3 </text:span><text:span text:style-name="T34"><text:tab/></text:span><text:span text:style-name="T34">D </text:span><text:span text:style-name="T33">↔ </text:span><text:span text:style-name="T34">4</text:span></text:p>
                      </text:list-item>
                      <text:list-item>
                        <text:p text:id="id151" text:style-name="P4"><text:span text:style-name="T34">DAD </text:span><text:span text:style-name="T33">↔ </text:span><text:span text:style-name="T34">41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68cm">
          <draw:text-box>
            <text:p text:style-name="P4">Z</text:p>
            <text:p text:style-name="P4">N</text:p>
            <text:p text:style-name="P4">A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2" anim:sub-item="text" smil:attributeName="visibility" smil:to="visible"/>
                  <anim:transitionFilter smil:dur="0.5s" smil:targetElement="id1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3" anim:sub-item="text" smil:attributeName="visibility" smil:to="visible"/>
                  <anim:transitionFilter smil:dur="0.5s" smil:targetElement="id14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4" anim:sub-item="text" smil:attributeName="visibility" smil:to="visible"/>
                  <anim:transitionFilter smil:dur="0.5s" smil:targetElement="id14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5" anim:sub-item="text" smil:attributeName="visibility" smil:to="visible"/>
                  <anim:transitionFilter smil:dur="0.5s" smil:targetElement="id14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6" anim:sub-item="text" smil:attributeName="visibility" smil:to="visible"/>
                  <anim:transitionFilter smil:dur="0.5s" smil:targetElement="id14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7" anim:sub-item="text" smil:attributeName="visibility" smil:to="visible"/>
                  <anim:transitionFilter smil:dur="0.5s" smil:targetElement="id14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50" anim:sub-item="text" smil:attributeName="visibility" smil:to="visible"/>
                  <anim:transitionFilter smil:dur="0.5s" smil:targetElement="id15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51" anim:sub-item="text" smil:attributeName="visibility" smil:to="visible"/>
                  <anim:transitionFilter smil:dur="0.5s" smil:targetElement="id15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6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opular Character Encoding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Popularne kodowanie znaków</text:p>
          </draw:text-box>
        </draw:frame>
        <draw:frame presentation:style-name="pr44" draw:text-style-name="P5" draw:layer="layout" svg:width="19.23cm" svg:height="14.972cm" svg:x="4.955cm" svg:y="5.311cm" presentation:class="outline" presentation:user-transformed="true">
          <draw:text-box>
            <text:list text:style-name="L3">
              <text:list-item>
                <text:p text:id="id152" text:style-name="P4">Standard ASCII</text:p>
                <text:list>
                  <text:list-item>
                    <text:p text:id="id153" text:style-name="P4">American Standard Code for<text:line-break/>Information Interchange</text:p>
                  </text:list-item>
                  <text:list-item>
                    <text:p text:id="id154" text:style-name="P4">Alfabet rzymski na 7 bitów</text:p>
                  </text:list-item>
                  <text:list-item>
                    <text:p text:id="id155" text:style-name="P4">Przykład: A = 64, B = 65, a = 97</text:p>
                  </text:list-item>
                </text:list>
              </text:list-item>
              <text:list-item>
                <text:p text:id="id156" text:style-name="P4">Standardy ISO-8859-x</text:p>
                <text:list>
                  <text:list-item>
                    <text:p text:id="id157" text:style-name="P4">8 bitów: 1 bit dla dodatkowych znaków</text:p>
                  </text:list-item>
                </text:list>
              </text:list-item>
              <text:list-item>
                <text:p text:id="id158" text:style-name="P4">Windows Cp125x</text:p>
                <text:list>
                  <text:list-item>
                    <text:p text:id="id159" text:style-name="P4"><text:span text:style-name="T5">Niestandaryzowane</text:span></text:p>
                  </text:list-item>
                  <text:list-item>
                    <text:p text:id="id160" text:style-name="P4">8 bitów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69cm">
          <draw:text-box>
            <text:p text:style-name="P4">Z</text:p>
            <text:p text:style-name="P4">N</text:p>
            <text:p text:style-name="P4">A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52" anim:sub-item="text" smil:attributeName="visibility" smil:to="visible"/>
                  <anim:transitionFilter smil:dur="0.5s" smil:targetElement="id15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53" anim:sub-item="text" smil:attributeName="visibility" smil:to="visible"/>
                  <anim:transitionFilter smil:dur="0.5s" smil:targetElement="id15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54" anim:sub-item="text" smil:attributeName="visibility" smil:to="visible"/>
                  <anim:transitionFilter smil:dur="0.5s" smil:targetElement="id15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56" anim:sub-item="text" smil:attributeName="visibility" smil:to="visible"/>
                  <anim:transitionFilter smil:dur="0.5s" smil:targetElement="id15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57" anim:sub-item="text" smil:attributeName="visibility" smil:to="visible"/>
                  <anim:transitionFilter smil:dur="0.5s" smil:targetElement="id15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58" anim:sub-item="text" smil:attributeName="visibility" smil:to="visible"/>
                  <anim:transitionFilter smil:dur="0.5s" smil:targetElement="id15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59" anim:sub-item="text" smil:attributeName="visibility" smil:to="visible"/>
                  <anim:transitionFilter smil:dur="0.5s" smil:targetElement="id15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60" anim:sub-item="text" smil:attributeName="visibility" smil:to="visible"/>
                  <anim:transitionFilter smil:dur="0.5s" smil:targetElement="id16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7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Unicod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35cm" svg:height="3.507cm" svg:x="1.832cm" svg:y="0.643cm" presentation:class="title" presentation:user-transformed="true">
          <draw:text-box>
            <text:p text:style-name="P4">Popularne kodowanie znaków</text:p>
          </draw:text-box>
        </draw:frame>
        <draw:frame presentation:style-name="pr45" draw:text-style-name="P20" draw:layer="layout" svg:width="19.066cm" svg:height="14.111cm" svg:x="5.477cm" svg:y="5.811cm" presentation:class="outline" presentation:user-transformed="true">
          <draw:text-box>
            <text:list text:style-name="L3">
              <text:list-item>
                <text:p text:id="id161" text:style-name="P4"><text:span text:style-name="T35">Unicode</text:span></text:p>
                <text:list>
                  <text:list-item>
                    <text:p text:id="id162" text:style-name="P4"><text:span text:style-name="T35">Standard mający w zamierzeniu obejmować wszystkie pisma używane na świecie</text:span></text:p>
                  </text:list-item>
                  <text:list-item>
                    <text:p text:id="id163" text:style-name="P4"><text:span text:style-name="T35">Różne kodowania</text:span></text:p>
                    <text:list>
                      <text:list-item>
                        <text:p text:id="id164" text:style-name="P4"><text:span text:style-name="T35">UTF-32, UTF-16, UTF-8, UTF-7</text:span></text:p>
                      </text:list-item>
                    </text:list>
                  </text:list-item>
                </text:list>
              </text:list-item>
              <text:list-item>
                <text:p text:id="id165" text:style-name="P4"><text:span text:style-name="T35">W Javie</text:span></text:p>
                <text:list>
                  <text:list-item>
                    <text:p text:id="id166" text:style-name="P4"><text:span text:style-name="T35">Podstawowy typ </text:span><text:span text:style-name="T36">char</text:span></text:p>
                  </text:list-item>
                  <text:list-item>
                    <text:p text:id="id167" text:style-name="P4"><text:span text:style-name="T35">Wszystkie znaki są znakami Unicode</text:span></text:p>
                  </text:list-item>
                  <text:list-item>
                    <text:p text:id="id168" text:style-name="P4"><text:span text:style-name="T35">Kodowanie na 2 bajtach</text:span>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69cm">
          <draw:text-box>
            <text:p text:style-name="P4">Z</text:p>
            <text:p text:style-name="P4">N</text:p>
            <text:p text:style-name="P4">A</text:p>
            <text:p text:style-name="P4">K</text:p>
            <text:p text:style-name="P4">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61" anim:sub-item="text" smil:attributeName="visibility" smil:to="visible"/>
                  <anim:transitionFilter smil:dur="0.5s" smil:targetElement="id16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62" anim:sub-item="text" smil:attributeName="visibility" smil:to="visible"/>
                  <anim:transitionFilter smil:dur="0.5s" smil:targetElement="id16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63" anim:sub-item="text" smil:attributeName="visibility" smil:to="visible"/>
                  <anim:transitionFilter smil:dur="0.5s" smil:targetElement="id16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64" anim:sub-item="text" smil:attributeName="visibility" smil:to="visible"/>
                  <anim:transitionFilter smil:dur="0.5s" smil:targetElement="id16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65" anim:sub-item="text" smil:attributeName="visibility" smil:to="visible"/>
                  <anim:transitionFilter smil:dur="0.5s" smil:targetElement="id16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66" anim:sub-item="text" smil:attributeName="visibility" smil:to="visible"/>
                  <anim:transitionFilter smil:dur="0.5s" smil:targetElement="id16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67" anim:sub-item="text" smil:attributeName="visibility" smil:to="visible"/>
                  <anim:transitionFilter smil:dur="0.5s" smil:targetElement="id16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68" anim:sub-item="text" smil:attributeName="visibility" smil:to="visible"/>
                  <anim:transitionFilter smil:dur="0.5s" smil:targetElement="id16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8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amples of Character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Przykłady znaków w Javie</text:p>
          </draw:text-box>
        </draw:frame>
        <draw:frame presentation:style-name="pr46" draw:text-style-name="P22" draw:layer="layout" svg:width="15.649cm" svg:height="13.615cm" svg:x="6.761cm" svg:y="5.838cm" presentation:class="outline" presentation:user-transformed="true">
          <draw:text-box>
            <text:list text:style-name="L3">
              <text:list-item>
                <text:p text:style-name="P21">'a'<text:tab/>a</text:p>
              </text:list-item>
              <text:list-item>
                <text:p text:style-name="P21">'\u004A'<text:tab/>J</text:p>
              </text:list-item>
              <text:list-item>
                <text:p text:style-name="P21">'\112'<text:tab/>J</text:p>
              </text:list-item>
              <text:list-item>
                <text:p text:style-name="P21">'\\'<text:tab/>\</text:p>
              </text:list-item>
              <text:list-item>
                <text:p text:style-name="P21">'\t'<text:tab/>znak tabulacji</text:p>
              </text:list-item>
              <text:list-item>
                <text:p text:style-name="P21">'\n'<text:tab/>znak nowej linii</text:p>
              </text:list-item>
              <text:list-item>
                <text:p text:style-name="P21">'\''<text:tab/>'</text:p>
              </text:list-item>
              <text:list-item>
                <text:p text:style-name="P21">'\”'<text:tab/>“</text:p>
              </text:list-item>
            </text:list>
          </draw:text-box>
        </draw:frame>
        <draw:frame draw:style-name="gr17" draw:text-style-name="P4" draw:layer="layout" svg:width="1.196cm" svg:height="7.043cm" svg:x="0cm" svg:y="14.069cm">
          <draw:text-box>
            <text:p text:style-name="P4">Z</text:p>
            <text:p text:style-name="P4">N</text:p>
            <text:p text:style-name="P4">A</text:p>
            <text:p text:style-name="P4">K</text:p>
            <text:p text:style-name="P4">I</text:p>
          </draw:text-box>
        </draw:frame>
        <presentation:notes draw:style-name="dp2">
          <draw:page-thumbnail draw:style-name="gr7" draw:layer="layout" svg:width="13.705cm" svg:height="10.279cm" svg:x="3.641cm" svg:y="2.853cm" draw:page-number="39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operators" draw:style-name="dp1" draw:master-page-name="Section" presentation:presentation-page-layout-name="AL3T19">
        <office:forms form:automatic-focus="false" form:apply-design-mode="false"/>
        <draw:frame presentation:style-name="pr24" draw:text-style-name="P4" draw:layer="layout" svg:width="14.7cm" svg:height="3.503cm" svg:x="3.8cm" svg:y="8.416cm" presentation:class="title" presentation:user-transformed="true">
          <draw:text-box>
            <text:p text:style-name="P4">Operatory</text:p>
          </draw:text-box>
        </draw:frame>
        <presentation:notes draw:style-name="dp2">
          <draw:page-thumbnail draw:style-name="gr7" draw:layer="layout" svg:width="12.7cm" svg:height="9.525cm" svg:x="4.175cm" svg:y="3.005cm" draw:page-number="40" presentation:class="page"/>
          <draw:frame presentation:style-name="pr47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Unary, binary, and ternary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<text:span text:style-name="T11">Unary</text:span>, <text:span text:style-name="T11">Binary</text:span>, a <text:span text:style-name="T11">Ternary</text:span></text:p>
          </draw:text-box>
        </draw:frame>
        <draw:frame presentation:style-name="pr48" draw:text-style-name="P5" draw:layer="layout" svg:width="19.509cm" svg:height="12.437cm" svg:x="4.831cm" svg:y="5.838cm" presentation:class="outline" presentation:user-transformed="true">
          <draw:text-box>
            <text:list text:style-name="L3">
              <text:list-item>
                <text:p text:id="id169" text:style-name="P4">1 argument</text:p>
                <text:list>
                  <text:list-item>
                    <text:p text:id="id170" text:style-name="P4"><text:span text:style-name="T11">Unary</text:span></text:p>
                  </text:list-item>
                  <text:list-item>
                    <text:p text:id="id171" text:style-name="P4">zapis prefiksowy <text:tab/><text:span text:style-name="T37">operator op1</text:span></text:p>
                  </text:list-item>
                  <text:list-item>
                    <text:p text:id="id172" text:style-name="P4">zapis postfiksowy <text:tab/><text:span text:style-name="T37">op1 operator</text:span></text:p>
                  </text:list-item>
                </text:list>
              </text:list-item>
              <text:list-item>
                <text:p text:id="id173" text:style-name="P4">2 argumenty</text:p>
                <text:list>
                  <text:list-item>
                    <text:p text:id="id174" text:style-name="P4"><text:span text:style-name="T11">Binary</text:span></text:p>
                  </text:list-item>
                  <text:list-item>
                    <text:p text:id="id175" text:style-name="P4">zapis infiksowy<text:tab/><text:span text:style-name="T37">op1 operator op2</text:span></text:p>
                  </text:list-item>
                </text:list>
              </text:list-item>
              <text:list-item>
                <text:p text:id="id176" text:style-name="P4">3 argumenty</text:p>
              </text:list-item>
            </text:list>
          </draw:text-box>
        </draw:frame>
        <draw:frame draw:style-name="gr17" draw:text-style-name="P4" draw:layer="layout" svg:width="1.196cm" svg:height="7.043cm" svg:x="0cm" svg:y="14.069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69" anim:sub-item="text" smil:attributeName="visibility" smil:to="visible"/>
                  <anim:transitionFilter smil:dur="0.5s" smil:targetElement="id16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70" anim:sub-item="text" smil:attributeName="visibility" smil:to="visible"/>
                  <anim:transitionFilter smil:dur="0.5s" smil:targetElement="id17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71" anim:sub-item="text" smil:attributeName="visibility" smil:to="visible"/>
                  <anim:transitionFilter smil:dur="0.5s" smil:targetElement="id17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72" anim:sub-item="text" smil:attributeName="visibility" smil:to="visible"/>
                  <anim:transitionFilter smil:dur="0.5s" smil:targetElement="id17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73" anim:sub-item="text" smil:attributeName="visibility" smil:to="visible"/>
                  <anim:transitionFilter smil:dur="0.5s" smil:targetElement="id17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74" anim:sub-item="text" smil:attributeName="visibility" smil:to="visible"/>
                  <anim:transitionFilter smil:dur="0.5s" smil:targetElement="id17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75" anim:sub-item="text" smil:attributeName="visibility" smil:to="visible"/>
                  <anim:transitionFilter smil:dur="0.5s" smil:targetElement="id17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76" anim:sub-item="text" smil:attributeName="visibility" smil:to="visible"/>
                  <anim:transitionFilter smil:dur="0.5s" smil:targetElement="id17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41" presentation:class="page"/>
          <draw:frame presentation:style-name="pr4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rithmetic operator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Operatory arytmetyczne</text:p>
          </draw:text-box>
        </draw:frame>
        <draw:frame presentation:style-name="pr50" draw:text-style-name="P5" draw:layer="layout" svg:width="18.084cm" svg:height="14.252cm" svg:x="5.514cm" svg:y="5.838cm" presentation:class="outline" presentation:user-transformed="true">
          <draw:text-box>
            <text:list text:style-name="L3">
              <text:list-item>
                <text:p text:style-name="P4">2 argumenty</text:p>
                <text:list>
                  <text:list-item>
                    <text:p text:style-name="P23">Dodawanie<text:tab/>+<text:tab/><text:span text:style-name="T10">op1 +</text:span><text:span text:style-name="T10"><text:tab/></text:span><text:span text:style-name="T10">op2</text:span></text:p>
                  </text:list-item>
                  <text:list-item>
                    <text:p text:style-name="P24">Odejmowanie<text:tab/>-<text:tab/><text:span text:style-name="T10">op1 -</text:span><text:span text:style-name="T10"><text:tab/></text:span><text:span text:style-name="T10">op2</text:span></text:p>
                  </text:list-item>
                  <text:list-item>
                    <text:p text:style-name="P24">Mnożenie<text:tab/>*<text:tab/><text:span text:style-name="T10">op1 *</text:span><text:span text:style-name="T10"><text:tab/></text:span><text:span text:style-name="T10">op2</text:span></text:p>
                  </text:list-item>
                  <text:list-item>
                    <text:p text:style-name="P24">Dzielenie<text:tab/>/<text:tab/><text:span text:style-name="T10">op1 /</text:span><text:span text:style-name="T10"><text:tab/></text:span><text:span text:style-name="T10">op2</text:span></text:p>
                  </text:list-item>
                  <text:list-item>
                    <text:p text:style-name="P24">Modulo<text:tab/>%<text:tab/><text:span text:style-name="T10">op1 %</text:span><text:span text:style-name="T10"><text:tab/></text:span><text:span text:style-name="T10">op2</text:span></text:p>
                  </text:list-item>
                </text:list>
              </text:list-item>
              <text:list-item>
                <text:p text:style-name="P4">1 argument (post- lub prefiksowe)</text:p>
                <text:list>
                  <text:list-item>
                    <text:p text:style-name="P25">Inkrementacja<text:tab/><text:tab/>++<text:tab/><text:span text:style-name="T10">++op1</text:span></text:p>
                  </text:list-item>
                  <text:list-item>
                    <text:p text:style-name="P26">Dekrementacja<text:tab/>--<text:tab/><text:span text:style-name="T10">op1--</text:span>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7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Y</text:p>
          </draw:text-box>
        </draw:frame>
        <presentation:notes draw:style-name="dp2">
          <draw:page-thumbnail draw:style-name="gr7" draw:layer="layout" svg:width="13.705cm" svg:height="10.279cm" svg:x="3.641cm" svg:y="2.853cm" draw:page-number="42" presentation:class="page"/>
          <draw:frame presentation:style-name="pr51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lational operator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Operatory relacji</text:p>
          </draw:text-box>
        </draw:frame>
        <draw:frame presentation:style-name="pr52" draw:text-style-name="P5" draw:layer="layout" svg:width="21.457cm" svg:height="11.527cm" svg:x="3.842cm" svg:y="6.738cm" presentation:class="outline" presentation:user-transformed="true">
          <draw:text-box>
            <text:list text:style-name="L3">
              <text:list-item>
                <text:p text:style-name="P4">2 argumenty (!)</text:p>
                <text:list>
                  <text:list-item>
                    <text:p text:style-name="P27">Większe<text:tab/>&gt;<text:tab/><text:span text:style-name="T10">op1 &gt; <text:s/>op2</text:span></text:p>
                  </text:list-item>
                  <text:list-item>
                    <text:p text:style-name="P27">Większe lub równe<text:tab/>&gt;=<text:tab/><text:span text:style-name="T10">op1 &gt;= op2</text:span></text:p>
                  </text:list-item>
                  <text:list-item>
                    <text:p text:style-name="P27">Mniejsze<text:tab/>&lt;<text:tab/><text:span text:style-name="T10">op1 &lt; <text:s/>op2</text:span></text:p>
                  </text:list-item>
                  <text:list-item>
                    <text:p text:style-name="P27">Mniejsze lub równe<text:tab/>&lt;=<text:tab/><text:span text:style-name="T10">op1 &lt;= op2</text:span></text:p>
                  </text:list-item>
                  <text:list-item>
                    <text:p text:style-name="P27">Równe<text:tab/>==<text:tab/><text:span text:style-name="T10">op1 == op2</text:span></text:p>
                  </text:list-item>
                  <text:list-item>
                    <text:p text:style-name="P27">Różne<text:tab/>!=<text:tab/><text:span text:style-name="T10">op1 != op2</text:span>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7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Y</text:p>
          </draw:text-box>
        </draw:frame>
        <presentation:notes draw:style-name="dp2">
          <draw:page-thumbnail draw:style-name="gr7" draw:layer="layout" svg:width="13.705cm" svg:height="10.279cm" svg:x="3.641cm" svg:y="2.853cm" draw:page-number="43" presentation:class="page"/>
          <draw:frame presentation:style-name="pr53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itwise operator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Operatory bitowe</text:p>
          </draw:text-box>
        </draw:frame>
        <draw:frame presentation:style-name="pr54" draw:text-style-name="P5" draw:layer="layout" svg:width="25.125cm" svg:height="13.944cm" svg:x="2.008cm" svg:y="5.838cm" presentation:class="outline" presentation:user-transformed="true">
          <draw:text-box>
            <text:list text:style-name="L3">
              <text:list-item>
                <text:p text:style-name="P4">1 argument</text:p>
                <text:list>
                  <text:list-item>
                    <text:p text:style-name="P4">Inwersja<text:tab/>~op<text:tab/><text:span text:style-name="T10">~5</text:span><text:span text:style-name="T38">10 </text:span><text:span text:style-name="T10">= ~101</text:span><text:span text:style-name="T38">2</text:span><text:span text:style-name="T10"> = 010</text:span><text:span text:style-name="T38">2</text:span><text:span text:style-name="T10"> = 2</text:span><text:span text:style-name="T38">10</text:span></text:p>
                  </text:list-item>
                </text:list>
              </text:list-item>
              <text:list-item>
                <text:p text:style-name="P4">2 argumenty</text:p>
                <text:list>
                  <text:list-item>
                    <text:p text:style-name="P28">AND<text:tab/>op1 &amp; op2<text:line-break/><text:tab/> <text:s text:c="4"/><text:span text:style-name="T10">5</text:span><text:span text:style-name="T38">10</text:span><text:span text:style-name="T10">&amp; 3</text:span><text:span text:style-name="T38">10</text:span><text:span text:style-name="T10"> = 101</text:span><text:span text:style-name="T38">2</text:span><text:span text:style-name="T10"> &amp; 011</text:span><text:span text:style-name="T38">2</text:span><text:span text:style-name="T10"> = 001</text:span><text:span text:style-name="T38">2</text:span><text:span text:style-name="T10"> = 1</text:span><text:span text:style-name="T38">10</text:span></text:p>
                  </text:list-item>
                  <text:list-item>
                    <text:p text:style-name="P28">OR<text:tab/>op1 | op2<text:line-break/><text:tab/> <text:s text:c="4"/><text:span text:style-name="T10">5</text:span><text:span text:style-name="T38">10</text:span><text:span text:style-name="T10">| 3</text:span><text:span text:style-name="T38">10</text:span><text:span text:style-name="T10"> = 101</text:span><text:span text:style-name="T38">2</text:span><text:span text:style-name="T10"> | 011</text:span><text:span text:style-name="T38">2</text:span><text:span text:style-name="T10"> = 111</text:span><text:span text:style-name="T38">2</text:span><text:span text:style-name="T10"> = 7</text:span><text:span text:style-name="T38">10</text:span></text:p>
                  </text:list-item>
                  <text:list-item>
                    <text:p text:style-name="P28">XOR<text:tab/>op1 ^ op2<text:line-break/><text:tab/> <text:s text:c="4"/><text:span text:style-name="T10">5</text:span><text:span text:style-name="T38">10</text:span><text:span text:style-name="T10">^ 3</text:span><text:span text:style-name="T38">10</text:span><text:span text:style-name="T10"> = 101</text:span><text:span text:style-name="T38">2</text:span><text:span text:style-name="T10"> ^ 011</text:span><text:span text:style-name="T38">2</text:span><text:span text:style-name="T10"> = 110</text:span><text:span text:style-name="T38">2</text:span><text:span text:style-name="T10"> = 6</text:span><text:span text:style-name="T38">10</text:span>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7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Y</text:p>
          </draw:text-box>
        </draw:frame>
        <presentation:notes draw:style-name="dp2">
          <draw:page-thumbnail draw:style-name="gr7" draw:layer="layout" svg:width="13.705cm" svg:height="10.279cm" svg:x="3.641cm" svg:y="2.853cm" draw:page-number="44" presentation:class="page"/>
          <draw:frame presentation:style-name="pr55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hift Operator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04cm" svg:height="3.507cm" svg:x="1.196cm" svg:y="0.643cm" presentation:class="title" presentation:user-transformed="true">
          <draw:text-box>
            <text:p text:style-name="P4">Operatory przesunięcia</text:p>
          </draw:text-box>
        </draw:frame>
        <draw:frame presentation:style-name="pr56" draw:text-style-name="P5" draw:layer="layout" svg:width="25.735cm" svg:height="10.719cm" svg:x="1.731cm" svg:y="7.238cm" presentation:class="outline" presentation:user-transformed="true">
          <draw:text-box>
            <text:list text:style-name="L3">
              <text:list-item>
                <text:p text:style-name="P4">2 argumenty</text:p>
                <text:list>
                  <text:list-item>
                    <text:p text:style-name="P29">Na prawo<text:tab/>op1 &gt;&gt; op2<text:line-break/><text:tab/><text:span text:style-name="T10">6</text:span><text:span text:style-name="T38">10</text:span><text:span text:style-name="T10">&gt;&gt;2</text:span><text:span text:style-name="T38">10</text:span><text:span text:style-name="T38"><text:tab/></text:span><text:span text:style-name="T10">0110</text:span><text:span text:style-name="T38">2</text:span><text:span text:style-name="T10">&gt;&gt;2</text:span><text:span text:style-name="T38">10</text:span><text:span text:style-name="T10"> = 0001</text:span><text:span text:style-name="T38">2</text:span><text:span text:style-name="T10"> = 1</text:span><text:span text:style-name="T38">10</text:span></text:p>
                  </text:list-item>
                  <text:list-item>
                    <text:p text:style-name="P29">Na prawo bez znaku<text:tab/>op1 &gt;&gt;&gt;op2<text:line-break/><text:tab/><text:span text:style-name="T10">6</text:span><text:span text:style-name="T38">10</text:span><text:span text:style-name="T10">&gt;&gt;&gt;2</text:span><text:span text:style-name="T38">10</text:span><text:span text:style-name="T38"><text:tab/></text:span><text:span text:style-name="T10">0110</text:span><text:span text:style-name="T38">2</text:span><text:span text:style-name="T10">&gt;&gt;&gt;2</text:span><text:span text:style-name="T38">10</text:span><text:span text:style-name="T10">= 0001</text:span><text:span text:style-name="T38">2</text:span><text:span text:style-name="T10"> = 1</text:span><text:span text:style-name="T38">10</text:span></text:p>
                  </text:list-item>
                  <text:list-item>
                    <text:p text:style-name="P29">Na lewo<text:tab/><text:tab/>op1 &lt;&lt; op2<text:line-break/><text:tab/><text:span text:style-name="T10">6</text:span><text:span text:style-name="T38">10</text:span><text:span text:style-name="T10">&lt;&lt;2</text:span><text:span text:style-name="T38">10</text:span><text:span text:style-name="T38"><text:tab/></text:span><text:span text:style-name="T10">0110</text:span><text:span text:style-name="T38">2</text:span><text:span text:style-name="T10">&lt;&lt;2</text:span><text:span text:style-name="T38">10</text:span><text:span text:style-name="T10"> = 11000</text:span><text:span text:style-name="T38">2</text:span><text:span text:style-name="T10"> = 24</text:span><text:span text:style-name="T38">10</text:span>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7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Y</text:p>
          </draw:text-box>
        </draw:frame>
        <presentation:notes draw:style-name="dp2">
          <draw:page-thumbnail draw:style-name="gr7" draw:layer="layout" svg:width="13.705cm" svg:height="10.279cm" svg:x="3.641cm" svg:y="2.853cm" draw:page-number="45" presentation:class="page"/>
          <draw:frame presentation:style-name="pr57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hift operators on negative integer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04cm" svg:height="3.507cm" svg:x="1.196cm" svg:y="0.643cm" presentation:class="title" presentation:user-transformed="true">
          <draw:text-box>
            <text:p text:style-name="P4">Operatory przesunięcia a<text:line-break/>liczby ujemne</text:p>
          </draw:text-box>
        </draw:frame>
        <draw:frame presentation:style-name="pr58" draw:text-style-name="P31" draw:layer="layout" svg:width="24.611cm" svg:height="10.137cm" svg:x="2.293cm" svg:y="7.838cm" presentation:class="outline" presentation:user-transformed="true">
          <draw:text-box>
            <text:list text:style-name="L3">
              <text:list-item>
                <text:p text:style-name="P30">Na prawo<text:line-break/><text:span text:style-name="T10">-5</text:span><text:span text:style-name="T38">10</text:span><text:span text:style-name="T10">&gt;&gt;2</text:span><text:span text:style-name="T38">10</text:span><text:span text:style-name="T38"><text:tab/></text:span><text:span text:style-name="T10">1011</text:span><text:span text:style-name="T38">2</text:span><text:span text:style-name="T10">&gt;&gt;2</text:span><text:span text:style-name="T38">10</text:span><text:span text:style-name="T10"> = </text:span><text:span text:style-name="T12">11</text:span><text:span text:style-name="T10">10</text:span><text:span text:style-name="T38">2</text:span><text:span text:style-name="T10"> = </text:span><text:span text:style-name="T12">-</text:span><text:span text:style-name="T10">2</text:span><text:span text:style-name="T38">10</text:span></text:p>
              </text:list-item>
              <text:list-item>
                <text:p text:style-name="P30">Na prawo bez znaku<text:line-break/><text:span text:style-name="T10">-5</text:span><text:span text:style-name="T38">10</text:span><text:span text:style-name="T10">&gt;&gt;&gt;2</text:span><text:span text:style-name="T38">10</text:span><text:span text:style-name="T38"><text:tab/></text:span><text:span text:style-name="T10">1011</text:span><text:span text:style-name="T38">2</text:span><text:span text:style-name="T10">&gt;&gt;&gt;2</text:span><text:span text:style-name="T38">10</text:span><text:span text:style-name="T10">= </text:span><text:span text:style-name="T12">00</text:span><text:span text:style-name="T10">10</text:span><text:span text:style-name="T38">2</text:span><text:span text:style-name="T10"> = </text:span><text:span text:style-name="T12">+</text:span><text:span text:style-name="T10">2</text:span><text:span text:style-name="T38">10</text:span></text:p>
              </text:list-item>
              <text:list-item>
                <text:p text:style-name="P30">Na lewo<text:line-break/><text:span text:style-name="T10">-5</text:span><text:span text:style-name="T38">10</text:span><text:span text:style-name="T10">&lt;&lt;2</text:span><text:span text:style-name="T38">10</text:span><text:span text:style-name="T38"><text:tab/></text:span><text:span text:style-name="T10">1011</text:span><text:span text:style-name="T38">2</text:span><text:span text:style-name="T10">&lt;&lt;2</text:span><text:span text:style-name="T38">10</text:span><text:span text:style-name="T10"> = 101100</text:span><text:span text:style-name="T38">2</text:span><text:span text:style-name="T10"> = -20</text:span><text:span text:style-name="T38">10</text:span></text:p>
              </text:list-item>
            </text:list>
          </draw:text-box>
        </draw:frame>
        <draw:frame draw:style-name="gr17" draw:text-style-name="P4" draw:layer="layout" svg:width="1.196cm" svg:height="7.043cm" svg:x="0cm" svg:y="14.07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Y</text:p>
          </draw:text-box>
        </draw:frame>
        <presentation:notes draw:style-name="dp2">
          <draw:page-thumbnail draw:style-name="gr7" draw:layer="layout" svg:width="13.705cm" svg:height="10.279cm" svg:x="3.641cm" svg:y="2.853cm" draw:page-number="46" presentation:class="page"/>
          <draw:frame presentation:style-name="pr59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ssignement operator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Operatory przypisania</text:p>
          </draw:text-box>
        </draw:frame>
        <draw:frame presentation:style-name="pr60" draw:text-style-name="P5" draw:layer="layout" svg:width="20.542cm" svg:height="13.373cm" svg:x="4.299cm" svg:y="5.838cm" presentation:class="outline" presentation:user-transformed="true">
          <draw:text-box>
            <text:list text:style-name="L3">
              <text:list-item>
                <text:p text:style-name="P4">2 argumenty</text:p>
                <text:list>
                  <text:list-item>
                    <text:p text:style-name="P4">op1 <text:s text:c="2"/>= op2</text:p>
                  </text:list-item>
                  <text:list-item>
                    <text:p text:style-name="P32">op1 += op2<text:tab/>op1 = op1 + op2</text:p>
                  </text:list-item>
                  <text:list-item>
                    <text:p text:style-name="P32">op1 - = op2<text:tab/>op1 = op1 – op2</text:p>
                  </text:list-item>
                  <text:list-item>
                    <text:p text:style-name="P32">op1 * = op2<text:tab/>op1 = op1 * <text:s/>op2</text:p>
                  </text:list-item>
                  <text:list-item>
                    <text:p text:style-name="P32">op1 / = op2</text:p>
                  </text:list-item>
                  <text:list-item>
                    <text:p text:style-name="P32">op1 %=op2</text:p>
                  </text:list-item>
                  <text:list-item>
                    <text:p text:style-name="P32">op1 &amp;= op2, op1 |= op2, op1 ^= op2</text:p>
                  </text:list-item>
                  <text:list-item>
                    <text:p text:style-name="P32">op1 &lt;&lt;=op2, op1 &gt;&gt;= op2, op1 &gt;&gt;&gt;= op1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7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Y</text:p>
          </draw:text-box>
        </draw:frame>
        <presentation:notes draw:style-name="dp2">
          <draw:page-thumbnail draw:style-name="gr7" draw:layer="layout" svg:width="13.705cm" svg:height="10.279cm" svg:x="3.641cm" svg:y="2.853cm" draw:page-number="47" presentation:class="page"/>
          <draw:frame presentation:style-name="pr61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hort-cut if-else operator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35cm" svg:height="3.608cm" svg:x="1.832cm" svg:y="0.593cm" presentation:class="title" presentation:user-transformed="true">
          <draw:text-box>
            <text:p text:style-name="P4">Skrótowa forma operatora<text:line-break/> <text:span text:style-name="T10">if-else</text:span></text:p>
          </draw:text-box>
        </draw:frame>
        <draw:frame presentation:style-name="pr62" draw:text-style-name="P5" draw:layer="layout" svg:width="17.06cm" svg:height="5.456cm" svg:x="6.069cm" svg:y="9.238cm" presentation:class="outline" presentation:user-transformed="true">
          <draw:text-box>
            <text:list text:style-name="L3">
              <text:list-item>
                <text:p text:style-name="P4">3 argumenty</text:p>
                <text:list>
                  <text:list-item>
                    <text:p text:style-name="P4">op1 ? op2 : op3</text:p>
                  </text:list-item>
                  <text:list-item>
                    <text:p text:style-name="P4">Zwraca op2 jeżeli op1 jest <text:span text:style-name="T31">true</text:span>, op3 w przeciwnym wypadku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7cm">
          <draw:text-box>
            <text:p text:style-name="P4">O</text:p>
            <text:p text:style-name="P4">P</text:p>
            <text:p text:style-name="P4">E</text:p>
            <text:p text:style-name="P4">R</text:p>
            <text:p text:style-name="P4">A</text:p>
            <text:p text:style-name="P4">T</text:p>
            <text:p text:style-name="P4">O</text:p>
            <text:p text:style-name="P4">R</text:p>
            <text:p text:style-name="P4">Y</text:p>
          </draw:text-box>
        </draw:frame>
        <presentation:notes draw:style-name="dp2">
          <draw:page-thumbnail draw:style-name="gr7" draw:layer="layout" svg:width="13.705cm" svg:height="10.279cm" svg:x="3.641cm" svg:y="2.853cm" draw:page-number="48" presentation:class="page"/>
          <draw:frame presentation:style-name="pr63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s" draw:style-name="dp1" draw:master-page-name="Section" presentation:presentation-page-layout-name="AL3T19">
        <office:forms form:automatic-focus="false" form:apply-design-mode="false"/>
        <draw:frame presentation:style-name="pr24" draw:text-style-name="P4" draw:layer="layout" svg:width="14.7cm" svg:height="3.503cm" svg:x="3.8cm" svg:y="8.416cm" presentation:class="title" presentation:user-transformed="true">
          <draw:text-box>
            <text:p text:style-name="P4">Podsumowanie</text:p>
          </draw:text-box>
        </draw:frame>
        <presentation:notes draw:style-name="dp2">
          <draw:page-thumbnail draw:style-name="gr7" draw:layer="layout" svg:width="12.7cm" svg:height="9.525cm" svg:x="4.175cm" svg:y="3.005cm" draw:page-number="49" presentation:class="page"/>
          <draw:frame presentation:style-name="pr64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nclusions1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477cm" svg:height="3.507cm" svg:x="1.89cm" svg:y="0.643cm" presentation:class="title" presentation:user-transformed="true">
          <draw:text-box>
            <text:p text:style-name="P4">Podsumowanie</text:p>
          </draw:text-box>
        </draw:frame>
        <draw:frame presentation:style-name="pr65" draw:text-style-name="P5" draw:layer="layout" svg:width="20.801cm" svg:height="13.742cm" svg:x="4.521cm" svg:y="6.338cm" presentation:class="outline" presentation:user-transformed="true">
          <draw:text-box>
            <text:list text:style-name="L3">
              <text:list-item>
                <text:p text:style-name="P4">Logika Boole'a</text:p>
              </text:list-item>
              <text:list-item>
                <text:p text:style-name="P4">Liczby</text:p>
                <text:list>
                  <text:list-item>
                    <text:p text:style-name="P4">Ważność dwójkowego systemu liczbowego</text:p>
                  </text:list-item>
                  <text:list-item>
                    <text:p text:style-name="P4">Detale implementacji ukryte w Javie</text:p>
                  </text:list-item>
                </text:list>
              </text:list-item>
              <text:list-item>
                <text:p text:style-name="P4">Znaki</text:p>
                <text:list>
                  <text:list-item>
                    <text:p text:style-name="P4">od ASCII do Unicode</text:p>
                  </text:list-item>
                </text:list>
              </text:list-item>
              <text:list-item>
                <text:p text:style-name="P4">Operatory</text:p>
                <text:list>
                  <text:list-item>
                    <text:p text:style-name="P4">Tylko niektóre często używane</text:p>
                  </text:list-item>
                </text:list>
              </text:list-item>
            </text:list>
          </draw:text-box>
        </draw:frame>
        <draw:frame draw:style-name="gr17" draw:text-style-name="P4" draw:layer="layout" svg:width="1.196cm" svg:height="7.043cm" svg:x="0cm" svg:y="14.068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U</text:p>
            <text:p text:style-name="P4">M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50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xample" draw:style-name="dp1" draw:master-page-name="Normal1" presentation:presentation-page-layout-name="AL2T1"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Przykład</text:p>
          </draw:text-box>
        </draw:frame>
        <draw:frame presentation:style-name="pr66" draw:text-style-name="P35" draw:layer="layout" svg:width="19.92cm" svg:height="15.562cm" svg:x="6.122cm" svg:y="5.15cm" presentation:class="outline" presentation:user-transformed="true">
          <draw:text-box>
            <text:p text:style-name="P33"><text:span text:style-name="T39">package pl.poznan.ae.compProg;</text:span></text:p>
            <text:p text:style-name="P34"><text:span text:style-name="T39"/></text:p>
            <text:p text:style-name="P34"><text:span text:style-name="T39">import java.util.*;</text:span></text:p>
            <text:p text:style-name="P34"><text:span text:style-name="T39"/></text:p>
            <text:p text:style-name="P34"><text:span text:style-name="T39">public class Sorter {</text:span></text:p>
            <text:p text:style-name="P34"><text:span text:style-name="T39"><text:s text:c="2"/></text:span><text:span text:style-name="T39">private List _words;</text:span></text:p>
            <text:p text:style-name="P34"><text:span text:style-name="T39"/></text:p>
            <text:p text:style-name="P34"><text:span text:style-name="T39"><text:s text:c="2"/></text:span><text:span text:style-name="T39">public void sort(String[] words){</text:span></text:p>
            <text:p text:style-name="P34"><text:span text:style-name="T39"><text:s text:c="4"/></text:span><text:span text:style-name="T39">_words </text:span><text:span text:style-name="T40">=</text:span><text:span text:style-name="T39"> Arrays.asList(words);</text:span></text:p>
            <text:p text:style-name="P34"><text:span text:style-name="T39"><text:s text:c="4"/></text:span><text:span text:style-name="T39">Collections.sort(_words);</text:span></text:p>
            <text:p text:style-name="P34"><text:span text:style-name="T39"><text:s text:c="2"/></text:span><text:span text:style-name="T39">}</text:span></text:p>
            <text:p text:style-name="P34"><text:span text:style-name="T39"><text:s text:c="2"/></text:span><text:span text:style-name="T39">public String getSortedWords(){</text:span></text:p>
            <text:p text:style-name="P34"><text:span text:style-name="T39"><text:s text:c="4"/></text:span><text:span text:style-name="T39">String sortedString </text:span><text:span text:style-name="T41">= </text:span><text:span text:style-name="T39">"";</text:span></text:p>
            <text:p text:style-name="P34"><text:span text:style-name="T39"><text:s text:c="4"/></text:span><text:span text:style-name="T39">for (</text:span><text:span text:style-name="T40">int i = 0</text:span><text:span text:style-name="T39">; </text:span><text:span text:style-name="T40">i&lt;</text:span><text:span text:style-name="T39"> _words.size(); </text:span><text:span text:style-name="T40">i++</text:span><text:span text:style-name="T39">){</text:span></text:p>
            <text:p text:style-name="P34"><text:span text:style-name="T39"><text:s text:c="6"/></text:span><text:span text:style-name="T39">sortedString </text:span><text:span text:style-name="T40">+=</text:span><text:span text:style-name="T39"> _words.get(i);</text:span></text:p>
            <text:p text:style-name="P34"><text:span text:style-name="T39"><text:s text:c="4"/></text:span><text:span text:style-name="T39">}</text:span></text:p>
            <text:p text:style-name="P34"><text:span text:style-name="T39"><text:s text:c="4"/></text:span><text:span text:style-name="T39">return sortedString;</text:span></text:p>
            <text:p text:style-name="P34"><text:span text:style-name="T39"><text:s text:c="2"/></text:span><text:span text:style-name="T39">}</text:span></text:p>
            <text:p text:style-name="P34"><text:span text:style-name="T39"><text:s/></text:span><text:span text:style-name="T39">public static void main(String[] args){</text:span></text:p>
            <text:p text:style-name="P34"><text:span text:style-name="T39"><text:s text:c="4"/></text:span><text:span text:style-name="T39">Sorter sorter = new Sorter();</text:span></text:p>
            <text:p text:style-name="P34"><text:span text:style-name="T39"><text:s text:c="4"/></text:span><text:span text:style-name="T39">sorter.sort(args);</text:span></text:p>
            <text:p text:style-name="P34"><text:span text:style-name="T39"><text:s text:c="4"/></text:span><text:span text:style-name="T39">System.out.println(sorter.getSortedWords());</text:span></text:p>
            <text:p text:style-name="P34"><text:span text:style-name="T39"><text:s/></text:span><text:span text:style-name="T39">}</text:span></text:p>
            <text:p text:style-name="P34"><text:span text:style-name="T39">}</text:span></text:p>
          </draw:text-box>
        </draw:frame>
        <draw:frame draw:style-name="gr18" draw:text-style-name="P4" draw:layer="layout" svg:width="12.742cm" svg:height="0.954cm" svg:x="14.304cm" svg:y="11.912cm">
          <draw:text-box>
            <text:p/>
          </draw:text-box>
        </draw:frame>
        <draw:frame draw:style-name="gr17" draw:text-style-name="P4" draw:layer="layout" svg:width="1.196cm" svg:height="7.043cm" svg:x="0cm" svg:y="14.069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U</text:p>
            <text:p text:style-name="P4">M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51" presentation:class="page"/>
          <draw:frame presentation:style-name="pr27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draw:frame presentation:style-name="pr24" draw:text-style-name="P4" draw:layer="layout" svg:width="20.439cm" svg:height="3.503cm" svg:x="4.1cm" svg:y="8.416cm" presentation:class="title" presentation:user-transformed="true">
          <draw:text-box>
            <text:p text:style-name="P4">Do zobaczenia<text:line-break/>za tydzień</text:p>
          </draw:text-box>
        </draw:frame>
        <presentation:notes draw:style-name="dp2">
          <draw:page-thumbnail draw:layer="layout" svg:width="12.7cm" svg:height="9.525cm" svg:x="4.175cm" svg:y="3.005cm" draw:page-number="52"/>
          <draw:frame presentation:style-name="pr7" draw:text-style-name="P36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Mgr2" style:family="graphic" style:parent-style-name="PageNumber">
      <style:graphic-properties draw:auto-grow-height="true" draw:auto-grow-width="false" fo:max-height="0cm" fo:min-height="0.475cm"/>
    </style:style>
    <style:style style:name="Mgr3" style:family="graphic" style:parent-style-name="AuthorAndAffiliation">
      <style:graphic-properties draw:auto-grow-height="true" draw:auto-grow-width="false" fo:max-height="0cm" fo:min-height="4.23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M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M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M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5" style:family="presentation" style:parent-style-name="Normal1-outline1">
      <style:graphic-properties draw:fill-color="#ffffff" draw:auto-grow-height="false" fo:min-height="13.23cm"/>
    </style:style>
    <style:style style:name="M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Mpr7" style:family="presentation" style:parent-style-name="WP-title">
      <style:graphic-properties draw:fill-color="#ffffff" draw:auto-grow-height="false" fo:min-height="3.177cm"/>
    </style:style>
    <style:style style:name="Mpr8" style:family="presentation" style:parent-style-name="WP-outline1" style:list-style-name="ML5">
      <style:graphic-properties draw:fill-color="#ffffff" draw:auto-grow-height="false" fo:min-height="12.001cm"/>
    </style:style>
    <style:style style:name="M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M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M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Mpr13" style:family="presentation" style:parent-style-name="Section-title">
      <style:graphic-properties draw:fill-color="#ffffff" draw:auto-grow-height="false" fo:min-height="3.177cm"/>
    </style:style>
    <style:style style:name="Mpr14" style:family="presentation" style:parent-style-name="Section-outline1" style:list-style-name="ML5">
      <style:graphic-properties draw:fill-color="#ffffff" draw:auto-grow-height="false" fo:min-height="12.001cm"/>
    </style:style>
    <style:style style:name="M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M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20" style:family="presentation" style:parent-style-name="NormalIntro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0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text:enable-numbering="false" fo:margin-left="0cm" fo:margin-right="0cm" fo:text-indent="0cm"/>
      <style:text-properties fo:font-size="12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text:enable-numbering="false" fo:margin-left="0cm" fo:margin-right="0cm" fo:text-align="end" fo:text-indent="0cm"/>
      <style:text-properties fo:font-size="12pt"/>
    </style:style>
    <style:style style:name="MP9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M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MT2" style:family="text">
      <style:text-properties fo:font-size="10pt"/>
    </style:style>
    <style:style style:name="MT3" style:family="text">
      <style:text-properties fo:font-size="32pt"/>
    </style:style>
    <style:style style:name="MT4" style:family="text">
      <style:text-properties fo:font-size="24pt" fo:font-weight="normal"/>
    </style:style>
    <style:style style:name="MT5" style:family="text">
      <style:text-properties fo:font-size="24pt" fo:font-style="italic" fo:font-weight="normal"/>
    </style:style>
    <style:style style:name="MT6" style:family="text">
      <style:text-properties fo:font-family="Arial" style:font-style-name="Bold" style:font-family-generic="swiss" style:font-pitch="variable" fo:font-size="10pt"/>
    </style:style>
    <style:style style:name="M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Mdp1">
      <office:forms form:automatic-focus="false" form:apply-design-mode="false"/>
      <draw:rect presentation:style-name="Mpr1" draw:text-style-name="MP1" draw:layer="backgroundobjects" svg:width="28cm" svg:height="4.808cm" svg:x="0cm" svg:y="0cm">
        <text:p/>
      </draw:rect>
      <draw:rect presentation:style-name="Mpr2" draw:text-style-name="MP1" draw:layer="backgroundobjects" svg:width="1.168cm" svg:height="14.526cm" svg:x="0cm" svg:y="0cm">
        <text:p/>
      </draw:rect>
      <draw:rect presentation:style-name="Mpr3" draw:text-style-name="MP2" draw:layer="backgroundobjects" svg:width="1.203cm" svg:height="6.931cm" svg:x="0cm" svg:y="14.068cm">
        <text:p/>
      </draw:rect>
      <draw:path presentation:style-name="Mpr4" draw:text-style-name="MP1" draw:layer="backgroundobjects" svg:width="3.973cm" svg:height="4.476cm" svg:x="18.022cm" svg:y="0.2cm" svg:viewBox="0 0 3974 4477" svg:d="m3974 0c-2315 1979 1017 4502-2366 1979s-382 2474-382 2474v24">
        <text:p/>
      </draw:path>
      <draw:polyline presentation:style-name="Mpr4" draw:text-style-name="MP1" draw:layer="backgroundobjects" svg:width="4.56cm" svg:height="5.073cm" draw:transform="rotate (-1.57079632679579) translate (27.7989999999946cm 0.19999999999097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1-title" draw:layer="backgroundobjects" svg:width="23.91cm" svg:height="3.506cm" svg:x="3.457cm" svg:y="0.643cm" presentation:class="title" presentation:placeholder="true">
        <draw:text-box/>
      </draw:frame>
      <draw:frame presentation:style-name="Mpr5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Mdp2">
      <draw:polygon presentation:style-name="Mpr6" draw:text-style-name="M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/>
      </draw:polygon>
      <draw:frame presentation:style-name="Mpr7" draw:text-style-name="MP3" draw:layer="backgroundobjects" svg:width="14.7cm" svg:height="3.502cm" svg:x="12.6cm" svg:y="6.216cm" presentation:class="title" presentation:user-transformed="true">
        <draw:text-box>
          <text:p text:style-name="MP3">Click to edit the title text format</text:p>
        </draw:text-box>
      </draw:frame>
      <draw:frame presentation:style-name="Mpr8" draw:text-style-name="MP3" draw:layer="backgroundobjects" svg:width="14.852cm" svg:height="1.164cm" svg:x="12.558cm" svg:y="19.135cm" presentation:class="outline">
        <draw:text-box>
          <text:p text:style-name="MP3">Click to edit the outline <text:line-break/>text format</text:p>
        </draw:text-box>
      </draw:frame>
      <draw:frame draw:style-name="Mgr3" draw:layer="backgroundobjects" svg:width="17.923cm" svg:height="4.235cm" svg:x="7.077cm" svg:y="13.902cm">
        <draw:text-box>
          <text:p text:style-name="MP3"><text:span text:style-name="MT3">Willy Picard</text:span></text:p>
          <text:p text:style-name="MP3"><text:span text:style-name="MT4">Katedra Technologii Informacyjnych</text:span></text:p>
          <text:p text:style-name="MP3"><text:span text:style-name="MT4">Akademia Ekonomiczna w Poznaniu</text:span></text:p>
          <text:p text:style-name="MP3"><text:span text:style-name="MT5">&lt;picard@kti.ae.poznan.pl&gt;</text:span></text:p>
        </draw:text-box>
      </draw:frame>
      <draw:frame draw:style-name="Mgr4" draw:text-style-name="MP3" draw:layer="backgroundobjects" svg:width="1.526cm" svg:height="0.424cm" draw:transform="rotate (1.5707963267946) translate (0.381cm 20.715cm)">
        <draw:text-box>
          <text:p text:style-name="MP3"><text:date style:data-style-name="D1" text:date-value="2009-03-05">09-3-5</text:date></text:p>
        </draw:text-box>
      </draw:frame>
      <draw:frame draw:style-name="Mgr5" draw:text-style-name="MP1" draw:layer="backgroundobjects" svg:width="2.564cm" svg:height="2.513cm" svg:x="2.569cm" svg:y="4.534cm">
        <draw:image xlink:href="Pictures/100002000000005500000055A0E3D772.gif" xlink:type="simple" xlink:show="embed" xlink:actuate="onLoad">
          <text:p/>
        </draw:image>
      </draw:frame>
      <draw:rect presentation:style-name="Mpr9" draw:text-style-name="MP1" draw:layer="backgroundobjects" svg:width="1.094cm" svg:height="21cm" svg:x="0cm" svg:y="0cm">
        <text:p/>
      </draw:rect>
      <draw:polygon presentation:style-name="Mpr10" draw:text-style-name="MP1" draw:layer="backgroundobjects" svg:width="27.999cm" svg:height="1.704cm" svg:x="0cm" svg:y="0cm" svg:viewBox="0 0 28000 1705" draw:points="0,0 28000,0 28000,1705 0,1705">
        <text:p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09-03-05">5.03.09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Mdp2">
      <office:forms form:automatic-focus="false" form:apply-design-mode="false"/>
      <draw:rect presentation:style-name="Mpr11" draw:text-style-name="MP1" draw:layer="backgroundobjects" svg:width="26.932cm" svg:height="21cm" svg:x="1.067cm" svg:y="-0.001cm">
        <text:p/>
      </draw:rect>
      <draw:polygon presentation:style-name="Mpr12" draw:text-style-name="M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/>
      </draw:polygon>
      <draw:frame presentation:style-name="Mpr13" draw:text-style-name="MP3" draw:layer="backgroundobjects" svg:width="14.7cm" svg:height="3.502cm" svg:x="3.8cm" svg:y="8.416cm" presentation:class="title" presentation:user-transformed="true">
        <draw:text-box>
          <text:p text:style-name="MP3">Click to edit the title text format</text:p>
        </draw:text-box>
      </draw:frame>
      <draw:frame presentation:style-name="Mpr14" draw:text-style-name="MP3" draw:layer="backgroundobjects" svg:width="14.852cm" svg:height="4.569cm" svg:x="12.558cm" svg:y="15.73cm" presentation:class="outline">
        <draw:text-box>
          <text:p text:style-name="MP3">Click to edit the outline <text:line-break/>text format</text:p>
        </draw:text-box>
      </draw:frame>
      <draw:rect presentation:style-name="Mpr15" draw:text-style-name="MP1" draw:layer="backgroundobjects" svg:width="1.094cm" svg:height="21cm" svg:x="0cm" svg:y="-0.001cm">
        <text:p/>
      </draw:rect>
      <draw:path presentation:style-name="Mpr16" draw:text-style-name="MP1" draw:layer="backgroundobjects" svg:width="3.973cm" svg:height="5.973cm" svg:x="18.023cm" svg:y="7.229cm" svg:viewBox="0 0 3974 5974" svg:d="m3974 0c-2315 2641 1017 6007-2366 2641s-382 3301-382 3301v32">
        <text:p/>
      </draw:path>
      <draw:polyline presentation:style-name="Mpr16" draw:text-style-name="MP1" draw:layer="backgroundobjects" svg:width="5.98cm" svg:height="5.073cm" draw:transform="rotate (-1.57079632679579) translate (27.7989999999928cm 7.147999999991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09-03-05">5.03.09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Mdp1">
      <draw:rect presentation:style-name="Mpr17" draw:text-style-name="MP1" draw:layer="backgroundobjects" svg:width="28cm" svg:height="4.808cm" svg:x="0cm" svg:y="0cm">
        <text:p/>
      </draw:rect>
      <draw:rect presentation:style-name="Mpr18" draw:text-style-name="MP1" draw:layer="backgroundobjects" svg:width="1.168cm" svg:height="21cm" svg:x="0cm" svg:y="0cm">
        <text:p/>
      </draw:rect>
      <draw:path presentation:style-name="Mpr19" draw:text-style-name="MP1" draw:layer="backgroundobjects" svg:width="3.973cm" svg:height="4.476cm" svg:x="18.022cm" svg:y="0.2cm" svg:viewBox="0 0 3974 4477" svg:d="m3974 0c-2315 1979 1017 4502-2366 1979s-382 2474-382 2474v24">
        <text:p/>
      </draw:path>
      <draw:polyline presentation:style-name="Mpr19" draw:text-style-name="MP1" draw:layer="backgroundobjects" svg:width="4.56cm" svg:height="5.073cm" draw:transform="rotate (-1.57079632679579) translate (27.7989999999946cm 0.19999999999097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Intro-title" draw:layer="backgroundobjects" svg:width="23.91cm" svg:height="3.506cm" svg:x="3.457cm" svg:y="0.643cm" presentation:class="title" presentation:placeholder="true">
        <draw:text-box/>
      </draw:frame>
      <draw:frame presentation:style-name="Mpr20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dc:title>Basic Data Types</dc:title>
    <dc:subject>ComputerProgramming</dc:subject>
    <meta:creation-date>2003-05-20T15:12:16</meta:creation-date>
    <dc:creator>Willy Picard</dc:creator>
    <dc:date>2009-03-05T07:50:33.67</dc:date>
    <meta:printed-by>Jacek Chmielewski</meta:printed-by>
    <meta:print-date>2004-09-21T14:16:37</meta:print-date>
    <meta:editing-cycles>249</meta:editing-cycles>
    <meta:editing-duration>PT62H30M57S</meta:editing-duration>
    <meta:document-statistic meta:object-count="3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6cm"/>
    </style:style>
    <style:style style:name="co2" style:family="table-column">
      <style:table-column-properties fo:break-before="auto" style:column-width="10.7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619cm" fo:break-before="auto" style:use-optimal-row-height="false"/>
    </style:style>
    <style:style style:name="ro2" style:family="table-row">
      <style:table-row-properties style:row-height="1.346cm" fo:break-before="auto" style:use-optimal-row-height="false"/>
    </style:style>
    <style:style style:name="ro3" style:family="table-row">
      <style:table-row-properties style:row-height="2.332cm" fo:break-before="auto" style:use-optimal-row-height="false"/>
    </style:style>
    <style:style style:name="ro4" style:family="table-row">
      <style:table-row-properties style:row-height="1.0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80" fo:padding-bottom="0.035cm" fo:padding-left="0.042cm" fo:padding-right="0.035cm" fo:padding-top="0.035cm" style:vertical-align="middle"/>
      <style:paragraph-properties fo:text-align="start" fo:margin-left="0.353cm"/>
      <style:text-properties fo:color="#000080" fo:font-size="26pt" fo:font-weight="bold"/>
    </style:style>
    <style:style style:name="ce2" style:family="table-cell" style:parent-style-name="Default">
      <style:table-cell-properties style:text-align-source="fix" style:repeat-content="false" fo:border="0.088cm solid #000080" fo:padding-bottom="0.035cm" fo:padding-left="0.042cm" fo:padding-right="0.035cm" fo:padding-top="0.035cm" style:vertical-align="middle"/>
      <style:paragraph-properties fo:text-align="center" fo:margin-left="0cm"/>
      <style:text-properties fo:color="#000080" fo:font-size="26pt" fo:font-style="italic"/>
    </style:style>
    <style:style style:name="ce3" style:family="table-cell" style:parent-style-name="Default">
      <style:table-cell-properties style:text-align-source="fix" style:repeat-content="false" fo:border="0.088cm solid #000080" fo:padding-bottom="0.035cm" fo:padding-left="0.042cm" fo:padding-right="0.035cm" fo:padding-top="0.035cm" style:vertical-align="middle"/>
      <style:paragraph-properties fo:text-align="start" fo:margin-left="0.353cm"/>
      <style:text-properties fo:color="#000080" style:font-name="Courier New" fo:font-size="26pt"/>
    </style:style>
    <style:style style:name="ce4" style:family="table-cell" style:parent-style-name="Default">
      <style:table-cell-properties style:text-align-source="fix" style:repeat-content="false" fo:padding-bottom="0.035cm" fo:padding-left="0.042cm" fo:padding-right="0.035cm" fo:padding-top="0.035cm"/>
      <style:paragraph-properties fo:text-align="start" fo:margin-left="0.353cm"/>
      <style:text-properties fo:font-size="24pt"/>
    </style:style>
    <style:style style:name="ce5" style:family="table-cell" style:parent-style-name="Default">
      <style:table-cell-properties style:text-align-source="fix" style:repeat-content="false" fo:border="0.088cm solid #000080" fo:padding-bottom="0.035cm" fo:padding-left="0.042cm" fo:padding-right="0.035cm" fo:padding-top="0.035cm" style:vertical-align="middle"/>
      <style:paragraph-properties fo:text-align="start" fo:margin-left="0.353cm"/>
      <style:text-properties fo:color="#000080" fo:font-size="26pt"/>
    </style:style>
    <style:style style:name="ce6" style:family="table-cell" style:parent-style-name="Default">
      <style:table-cell-properties style:vertical-align="middle"/>
      <style:text-properties fo:color="#000080" fo:font-size="2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3" table:default-cell-style-name="Default"/>
        <table:table-row table:style-name="ro1">
          <table:table-cell table:style-name="ce1" office:value-type="string">
            <text:p>Nazwa typu</text:p>
          </table:table-cell>
          <table:table-cell table:style-name="ce1" office:value-type="string">
            <text:p>Rozmiar/Format</text:p>
          </table:table-cell>
          <table:table-cell table:style-name="ce6" table:number-columns-repeated="253"/>
        </table:table-row>
        <table:table-row table:style-name="ro2">
          <table:table-cell table:style-name="ce2" office:value-type="string" table:number-columns-spanned="2" table:number-rows-spanned="1">
            <text:p>Liczby całkowite</text:p>
          </table:table-cell>
          <table:covered-table-cell table:style-name="ce5"/>
          <table:table-cell table:style-name="ce6" table:number-columns-repeated="253"/>
        </table:table-row>
        <table:table-row table:style-name="ro2">
          <table:table-cell table:style-name="ce3" office:value-type="string">
            <text:p>byte </text:p>
          </table:table-cell>
          <table:table-cell table:style-name="ce5" office:value-type="string">
            <text:p>8-bitów, U2</text:p>
          </table:table-cell>
          <table:table-cell table:style-name="ce6" table:number-columns-repeated="253"/>
        </table:table-row>
        <table:table-row table:style-name="ro2">
          <table:table-cell table:style-name="ce3" office:value-type="string">
            <text:p>short</text:p>
          </table:table-cell>
          <table:table-cell table:style-name="ce5" office:value-type="string">
            <text:p>16-bitów, U2</text:p>
          </table:table-cell>
          <table:table-cell table:style-name="ce6" table:number-columns-repeated="253"/>
        </table:table-row>
        <table:table-row table:style-name="ro2">
          <table:table-cell table:style-name="ce3" office:value-type="string">
            <text:p>int</text:p>
          </table:table-cell>
          <table:table-cell table:style-name="ce5" office:value-type="string">
            <text:p>32-bitów, U2</text:p>
          </table:table-cell>
          <table:table-cell table:style-name="ce6" table:number-columns-repeated="253"/>
        </table:table-row>
        <table:table-row table:style-name="ro2">
          <table:table-cell table:style-name="ce3" office:value-type="string">
            <text:p>long</text:p>
          </table:table-cell>
          <table:table-cell table:style-name="ce5" office:value-type="string">
            <text:p>64-bitów, U2</text:p>
          </table:table-cell>
          <table:table-cell table:style-name="ce6" table:number-columns-repeated="253"/>
        </table:table-row>
        <table:table-row table:style-name="ro2">
          <table:table-cell table:style-name="ce2" office:value-type="string" table:number-columns-spanned="2" table:number-rows-spanned="1">
            <text:p>Liczby rzeczywiste</text:p>
          </table:table-cell>
          <table:covered-table-cell table:style-name="ce5"/>
          <table:table-cell table:style-name="ce6" table:number-columns-repeated="253"/>
        </table:table-row>
        <table:table-row table:style-name="ro3">
          <table:table-cell table:style-name="ce3" office:value-type="string">
            <text:p>float</text:p>
          </table:table-cell>
          <table:table-cell table:style-name="ce5" office:value-type="string">
            <text:p>32-bitów, IEEE 754</text:p>
          </table:table-cell>
          <table:table-cell table:style-name="ce6" table:number-columns-repeated="253"/>
        </table:table-row>
        <table:table-row table:style-name="ro3">
          <table:table-cell table:style-name="ce3" office:value-type="string">
            <text:p>double</text:p>
          </table:table-cell>
          <table:table-cell table:style-name="ce5" office:value-type="string">
            <text:p>64-bitów, IEEE 754</text:p>
          </table:table-cell>
          <table:table-cell table:style-name="ce6" table:number-columns-repeated="253"/>
        </table:table-row>
        <table:table-row table:style-name="ro4" table:number-rows-repeated="31990">
          <table:table-cell table:number-columns-repeated="255"/>
        </table:table-row>
        <table:table-row table:style-name="ro4">
          <table:table-cell table:number-columns-repeated="255"/>
        </table:table-row>
      </table:table>
      <table:database-ranges>
        <table:database-range table:target-range-address="Sheet1.A1:Sheet1.A1"/>
      </table:database-ranges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Bitstream Vera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30">30.01.2008</text:date>, <text:time>16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3cm"/>
    </style:style>
    <style:style style:name="co2" style:family="table-column">
      <style:table-column-properties fo:break-before="auto" style:column-width="4.669cm"/>
    </style:style>
    <style:style style:name="co3" style:family="table-column">
      <style:table-column-properties fo:break-before="auto" style:column-width="6.28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93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80" style:text-align-source="fix" style:repeat-content="false" fo:border-left="none" fo:border-right="0.088cm solid #000080" fo:border-top="none" style:vertical-align="middle"/>
      <style:paragraph-properties fo:text-align="center" fo:margin-left="0cm"/>
      <style:text-properties fo:color="#000080" fo:font-size="22pt"/>
    </style:style>
    <style:style style:name="ce2" style:family="table-cell" style:parent-style-name="Default">
      <style:table-cell-properties style:text-align-source="fix" style:repeat-content="false" fo:border="0.088cm solid #000080" style:vertical-align="middle"/>
      <style:paragraph-properties fo:text-align="center" fo:margin-left="0cm"/>
      <style:text-properties fo:color="#000080" fo:font-size="22pt"/>
    </style:style>
    <style:style style:name="T1" style:family="text">
      <style:text-properties fo:language="pl" fo:country="P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/>
          <table:table-cell office:value-type="string">
            <text:p>Ewaluacja</text:p>
          </table:table-cell>
          <table:table-cell office:value-type="string">
            <text:p><text:span text:style-name="T1">Zoptymalizowane</text:span></text:p>
          </table:table-cell>
        </table:table-row>
        <table:table-row table:style-name="ro1">
          <table:table-cell office:value-type="string">
            <text:p>AND</text:p>
          </table:table-cell>
          <table:table-cell office:value-type="string">
            <text:p>&amp;</text:p>
          </table:table-cell>
          <table:table-cell office:value-type="string">
            <text:p>&amp;&amp;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|</text:p>
          </table:table-cell>
          <table:table-cell office:value-type="string">
            <text:p>||</text:p>
          </table:table-cell>
        </table:table-row>
        <table:table-row table:style-name="ro1">
          <table:table-cell office:value-type="string">
            <text:p>XOR</text:p>
          </table:table-cell>
          <table:table-cell office:value-type="string">
            <text:p>^</text:p>
          </table:table-cell>
          <table:table-cell/>
        </table:table-row>
        <table:table-row table:style-name="ro1">
          <table:table-cell office:value-type="string">
            <text:p>NOT</text:p>
          </table:table-cell>
          <table:table-cell office:value-type="string">
            <text:p>!</text:p>
          </table:table-cell>
          <table:table-cell/>
        </table:table-row>
        <table:table-row table:style-name="ro1">
          <table:table-cell office:value-type="string">
            <text:p>EQUALS</text:p>
          </table:table-cell>
          <table:table-cell office:value-type="string">
            <text:p><text:s/>== </text:p>
          </table:table-cell>
          <table:table-cell/>
        </table:table-row>
        <table:table-row table:style-name="ro1">
          <table:table-cell office:value-type="string">
            <text:p>DIFFERENT</text:p>
          </table:table-cell>
          <table:table-cell office:value-type="string">
            <text:p>!=</text:p>
          </table:table-cell>
          <table:table-cell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Bitstream Vera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30">30.01.2008</text:date>, <text:time>16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763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80" fo:font-size="22pt"/>
    </style:style>
    <style:style style:name="ce2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800000" fo:font-size="22pt"/>
    </style:style>
    <style:style style:name="ce3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000080" fo:font-size="22pt"/>
    </style:style>
    <style:style style:name="ce4" style:family="table-cell" style:parent-style-name="Default">
      <style:text-properties fo:color="#00008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2" table:number-columns-repeated="253" table:default-cell-style-name="ce4"/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53"/>
        </table:table-row>
        <table:table-row table:style-name="ro1">
          <table:table-cell table:number-columns-repeated="2" table:style-name="ce3" office:value-type="string">
            <text:p>FALSE</text:p>
          </table:table-cell>
          <table:table-cell office:value-type="string">
            <text:p>FALSE</text:p>
          </table:table-cell>
          <table:table-cell table:number-columns-repeated="25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2">09/22/2005</text:date>, <text:time>18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09cm"/>
    </style:style>
    <style:style style:name="co2" style:family="table-column">
      <style:table-column-properties fo:break-before="auto" style:column-width="10.664cm"/>
    </style:style>
    <style:style style:name="co3" style:family="table-column">
      <style:table-column-properties fo:break-before="auto" style:column-width="10.76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346cm" fo:break-before="auto" style:use-optimal-row-height="fals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88cm solid #000080" fo:padding-bottom="0.035cm" fo:padding-left="0.042cm" fo:padding-right="0.035cm" fo:padding-top="0.035cm" style:vertical-align="middle"/>
      <style:paragraph-properties fo:text-align="start" fo:margin-left="0.353cm"/>
      <style:text-properties fo:color="#000080" fo:font-size="26pt" fo:font-weight="bold"/>
    </style:style>
    <style:style style:name="ce2" style:family="table-cell" style:parent-style-name="Default">
      <style:table-cell-properties style:text-align-source="fix" style:repeat-content="false" fo:border="0.088cm solid #000080" fo:padding-bottom="0.035cm" fo:padding-left="0.042cm" fo:padding-right="0.035cm" fo:padding-top="0.035cm" style:vertical-align="middle"/>
      <style:paragraph-properties fo:text-align="center" fo:margin-left="0cm"/>
      <style:text-properties fo:color="#000080" fo:font-size="26pt" fo:font-style="italic"/>
    </style:style>
    <style:style style:name="ce3" style:family="table-cell" style:parent-style-name="Default">
      <style:table-cell-properties style:text-align-source="fix" style:repeat-content="false" fo:border="0.088cm solid #000080" fo:padding-bottom="0.035cm" fo:padding-left="0.042cm" fo:padding-right="0.035cm" fo:padding-top="0.035cm" style:vertical-align="middle"/>
      <style:paragraph-properties fo:text-align="start" fo:margin-left="0.353cm"/>
      <style:text-properties fo:color="#000080" style:font-name="Courier New" fo:font-size="26pt"/>
    </style:style>
    <style:style style:name="ce4" style:family="table-cell" style:parent-style-name="Default">
      <style:table-cell-properties style:text-align-source="fix" style:repeat-content="false" fo:padding-bottom="0.035cm" fo:padding-left="0.042cm" fo:padding-right="0.035cm" fo:padding-top="0.035cm"/>
      <style:paragraph-properties fo:text-align="start" fo:margin-left="0.353cm"/>
      <style:text-properties fo:font-size="24pt"/>
    </style:style>
    <style:style style:name="ce5" style:family="table-cell" style:parent-style-name="Default">
      <style:table-cell-properties style:text-align-source="fix" style:repeat-content="false" fo:border="0.088cm solid #000080" fo:padding-bottom="0.035cm" fo:padding-left="0.042cm" fo:padding-right="0.035cm" fo:padding-top="0.035cm" style:vertical-align="middle"/>
      <style:paragraph-properties fo:text-align="start" fo:margin-left="0.353cm"/>
      <style:text-properties fo:color="#000080" fo:font-size="26pt"/>
    </style:style>
    <style:style style:name="ce6" style:family="table-cell" style:parent-style-name="Default" style:data-style-name="N60">
      <style:table-cell-properties style:text-align-source="fix" style:repeat-content="false" fo:border="0.088cm solid #000080" fo:padding-bottom="0.035cm" fo:padding-left="0.042cm" fo:padding-right="0.035cm" fo:padding-top="0.035cm" style:vertical-align="middle"/>
      <style:paragraph-properties fo:text-align="start" fo:margin-left="0.353cm"/>
      <style:text-properties fo:color="#000080" fo:font-size="26pt"/>
    </style:style>
    <style:style style:name="ce7" style:family="table-cell" style:parent-style-name="Default">
      <style:table-cell-properties style:text-align-source="fix" style:repeat-content="false" fo:border="0.088cm solid #000080" fo:padding-bottom="0.035cm" fo:padding-left="0.042cm" fo:padding-right="0.035cm" fo:padding-top="0.035cm" style:vertical-align="middle"/>
      <style:paragraph-properties fo:text-align="start" fo:margin-left="0.353cm"/>
      <style:text-properties fo:color="#000080" style:text-outline="false" style:text-line-through-style="none" style:font-name="Arial" fo:font-size="26pt" fo:font-style="normal" fo:text-shadow="none" style:text-underline-style="none" fo:font-weight="normal" style:text-underline-mode="continuous" style:text-line-through-mode="continuous" style:font-name-asian="Bitstream Vera Sans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vertical-align="middle"/>
      <style:text-properties fo:color="#000080" fo:font-size="2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53" table:default-cell-style-name="Default"/>
        <table:table-row table:style-name="ro1">
          <table:table-cell table:style-name="ce1" office:value-type="string">
            <text:p>Typ</text:p>
          </table:table-cell>
          <table:table-cell table:style-name="ce1" office:value-type="string">
            <text:p>Minimalna wartość</text:p>
          </table:table-cell>
          <table:table-cell table:style-name="ce1" office:value-type="string">
            <text:p>Maksymalna wartość</text:p>
          </table:table-cell>
          <table:table-cell table:style-name="ce8" table:number-columns-repeated="253"/>
        </table:table-row>
        <table:table-row table:style-name="ro1">
          <table:table-cell table:style-name="ce2" office:value-type="string" table:number-columns-spanned="3" table:number-rows-spanned="1">
            <text:p>Liczby całkowite</text:p>
          </table:table-cell>
          <table:covered-table-cell table:number-columns-repeated="2" table:style-name="ce5"/>
          <table:table-cell table:style-name="ce8" table:number-columns-repeated="253"/>
        </table:table-row>
        <table:table-row table:style-name="ro1">
          <table:table-cell table:style-name="ce3" office:value-type="string">
            <text:p>byte </text:p>
          </table:table-cell>
          <table:table-cell table:style-name="ce5" office:value-type="float" office:value="-128">
            <text:p>-128</text:p>
          </table:table-cell>
          <table:table-cell table:style-name="ce5" office:value-type="float" office:value="127">
            <text:p>127</text:p>
          </table:table-cell>
          <table:table-cell table:style-name="ce8" table:number-columns-repeated="253"/>
        </table:table-row>
        <table:table-row table:style-name="ro1">
          <table:table-cell table:style-name="ce3" office:value-type="string">
            <text:p>short</text:p>
          </table:table-cell>
          <table:table-cell table:style-name="ce5" office:value-type="float" office:value="-32768">
            <text:p>-32768</text:p>
          </table:table-cell>
          <table:table-cell table:style-name="ce5" office:value-type="float" office:value="32767">
            <text:p>32767</text:p>
          </table:table-cell>
          <table:table-cell table:style-name="ce8" table:number-columns-repeated="253"/>
        </table:table-row>
        <table:table-row table:style-name="ro1">
          <table:table-cell table:style-name="ce3" office:value-type="string">
            <text:p>int</text:p>
          </table:table-cell>
          <table:table-cell table:style-name="ce5" office:value-type="float" office:value="-2147483648">
            <text:p>-2147483648</text:p>
          </table:table-cell>
          <table:table-cell table:style-name="ce5" office:value-type="float" office:value="2147483647">
            <text:p>2147483647</text:p>
          </table:table-cell>
          <table:table-cell table:style-name="ce8" table:number-columns-repeated="253"/>
        </table:table-row>
        <table:table-row table:style-name="ro1">
          <table:table-cell table:style-name="ce3" office:value-type="string">
            <text:p>long</text:p>
          </table:table-cell>
          <table:table-cell table:style-name="ce6" office:value-type="string">
            <text:p>-9223372036854775808</text:p>
          </table:table-cell>
          <table:table-cell table:style-name="ce7" office:value-type="string">
            <text:p>9223372036854775807</text:p>
          </table:table-cell>
          <table:table-cell table:style-name="ce8" table:number-columns-repeated="253"/>
        </table:table-row>
        <table:table-row table:style-name="ro1">
          <table:table-cell table:style-name="ce2" office:value-type="string" table:number-columns-spanned="3" table:number-rows-spanned="1">
            <text:p>Liczby rzeczywiste</text:p>
          </table:table-cell>
          <table:covered-table-cell table:number-columns-repeated="2" table:style-name="ce5"/>
          <table:table-cell table:style-name="ce8" table:number-columns-repeated="253"/>
        </table:table-row>
        <table:table-row table:style-name="ro1">
          <table:table-cell table:style-name="ce3" office:value-type="string">
            <text:p>float</text:p>
          </table:table-cell>
          <table:table-cell table:style-name="ce5" office:value-type="string">
            <text:p>-3.402823E+38</text:p>
          </table:table-cell>
          <table:table-cell table:style-name="ce7" office:value-type="string">
            <text:p>3.402823E+38</text:p>
          </table:table-cell>
          <table:table-cell table:style-name="ce8" table:number-columns-repeated="253"/>
        </table:table-row>
        <table:table-row table:style-name="ro1">
          <table:table-cell table:style-name="ce3" office:value-type="string">
            <text:p>double</text:p>
          </table:table-cell>
          <table:table-cell table:style-name="ce6" office:value-type="string">
            <text:p>-1.797693134862E+308</text:p>
          </table:table-cell>
          <table:table-cell table:style-name="ce7" office:value-type="string">
            <text:p>1.797693134862E+308</text:p>
          </table:table-cell>
          <table:table-cell table:style-name="ce8" table:number-columns-repeated="253"/>
        </table:table-row>
        <table:table-row table:style-name="ro2" table:number-rows-repeated="3199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Sheet1.A1:Sheet1.A1"/>
      </table:database-ranges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Bitstream Vera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30">30.01.2008</text:date>, <text:time>16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763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80" fo:font-size="22pt"/>
    </style:style>
    <style:style style:name="ce2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800000" fo:font-size="22pt"/>
    </style:style>
    <style:style style:name="ce3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000080" fo:font-size="22pt"/>
    </style:style>
    <style:style style:name="ce4" style:family="table-cell" style:parent-style-name="Default">
      <style:text-properties fo:color="#00008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2" table:number-columns-repeated="253" table:default-cell-style-name="ce4"/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TRUE</text:p>
          </table:table-cell>
          <table:table-cell office:value-type="string">
            <text:p>TRUE</text:p>
          </table:table-cell>
          <table:table-cell table:style-name="ce2" office:value-type="string">
            <text:p>TRUE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53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2">09/22/2005</text:date>, <text:time>18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763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80" fo:font-size="22pt"/>
    </style:style>
    <style:style style:name="ce2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800000" fo:font-size="22pt"/>
    </style:style>
    <style:style style:name="ce3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000080" fo:font-size="22pt"/>
    </style:style>
    <style:style style:name="ce4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008000" fo:font-size="22pt"/>
    </style:style>
    <style:style style:name="ce5" style:family="table-cell" style:parent-style-name="Default">
      <style:text-properties fo:color="#00008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default-cell-style-name="Default"/>
        <table:table-column table:style-name="co2" table:number-columns-repeated="253" table:default-cell-style-name="ce5"/>
        <table:table-row table:style-name="ro1">
          <table:table-cell/>
          <table:table-cell office:value-type="string">
            <text:p>NO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TRUE</text:p>
          </table:table-cell>
          <table:table-cell table:style-name="ce3" office:value-type="string">
            <text:p>FALSE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FALSE</text:p>
          </table:table-cell>
          <table:table-cell table:style-name="ce2" office:value-type="string">
            <text:p>TRUE</text:p>
          </table:table-cell>
          <table:table-cell table:number-columns-repeated="254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2">09/22/2005</text:date>, <text:time>18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763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80" fo:font-size="22pt"/>
    </style:style>
    <style:style style:name="ce2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800000" fo:font-size="22pt"/>
    </style:style>
    <style:style style:name="ce3" style:family="table-cell" style:parent-style-name="Default" style:data-style-name="N99">
      <style:table-cell-properties style:text-align-source="fix" style:repeat-content="false" fo:border="0.0346in solid #000080" style:vertical-align="middle"/>
      <style:paragraph-properties fo:text-align="center" fo:margin-left="0in"/>
      <style:text-properties fo:color="#000080" fo:font-size="22pt"/>
    </style:style>
    <style:style style:name="ce4" style:family="table-cell" style:parent-style-name="Default">
      <style:text-properties fo:color="#00008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2" table:number-columns-repeated="253" table:default-cell-style-name="ce4"/>
        <table:table-row table:style-name="ro1"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2" office:value-type="string">
            <text:p>TRUE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53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2">09/22/2005</text:date>, <text:time>18:2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